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Bats" svg:font-family="StarBats" style:font-adornments="Regular" style:font-pitch="variable" style:font-charset="x-symbol"/>
    <style:font-face style:name="StarSymbol1" svg:font-family="StarSymbol" style:font-adornments="Regular" style:font-pitch="variable" style:font-charset="x-symbol"/>
    <style:font-face style:name="Symbol" svg:font-family="Symbol" style:font-pitch="variable" style:font-charset="x-symbol"/>
    <style:font-face style:name="Times New Roman1" svg:font-family="'Times New Roman'" style:font-adornments="Regular" style:font-family-generic="roman"/>
    <style:font-face style:name="StarSymbol" svg:font-family="StarSymbo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2cm" draw:marker-end-width="0.2cm" draw:fill="none" draw:textarea-horizontal-align="center" draw:textarea-vertical-align="middle" fo:padding-top="0.05cm" fo:padding-bottom="0.05cm" fo:padding-left="0.05cm" fo:padding-right="0.05cm"/>
    </style:style>
    <style:style style:name="gr2" style:family="graphic" style:parent-style-name="standard">
      <style:graphic-properties svg:stroke-width="0.05cm" draw:marker-start-width="0.125cm" draw:marker-end-width="0.125cm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gr4" style:family="graphic" style:parent-style-name="objectwithoutfill">
      <style:graphic-properties svg:stroke-width="0.1cm" draw:fill="none" draw:textarea-horizontal-align="center" draw:textarea-vertical-align="middle" fo:padding-top="0.05cm" fo:padding-bottom="0.05cm" fo:padding-left="0.05cm" fo:padding-right="0.05cm"/>
    </style:style>
    <style:style style:name="gr5" style:family="graphic" style:parent-style-name="objectwithoutfill">
      <style:graphic-properties svg:stroke-width="0.05cm" draw:marker-start-width="0.125cm" draw:marker-end-width="0.125cm" draw:fill="none" draw:textarea-horizontal-align="center" draw:textarea-vertical-align="middle" fo:padding-top="0.025cm" fo:padding-bottom="0.025cm" fo:padding-left="0.025cm" fo:padding-right="0.025cm"/>
    </style:style>
    <style:style style:name="gr6" style:family="graphic" style:parent-style-name="objectwithoutfill">
      <style:graphic-properties svg:stroke-width="0.05cm" draw:marker-start-width="0.125cm" draw:marker-end-width="0.125cm" draw:fill="solid" draw:fill-color="#000000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025cm" fo:padding-bottom="0.025cm" fo:padding-left="0.025cm" fo:padding-right="0.025cm"/>
    </style:style>
    <style:style style:name="gr8" style:family="graphic" style:parent-style-name="objectwithoutfill">
      <style:graphic-properties svg:stroke-width="0.05cm" draw:fill="none" draw:textarea-horizontal-align="center" draw:textarea-vertical-align="middle" fo:padding-top="0.025cm" fo:padding-bottom="0.025cm" fo:padding-left="0.025cm" fo:padding-right="0.025cm"/>
    </style:style>
    <style:style style:name="gr9" style:family="graphic" style:parent-style-name="objectwithoutfill">
      <style:graphic-properties svg:stroke-width="0.1cm" draw:marker-start-width="0.275cm" draw:marker-end-width="0.275cm" draw:fill="none" draw:textarea-horizontal-align="center" draw:textarea-vertical-align="middle" fo:padding-top="0.05cm" fo:padding-bottom="0.05cm" fo:padding-left="0.05cm" fo:padding-right="0.05cm"/>
    </style:style>
    <style:style style:name="gr10" style:family="graphic" style:parent-style-name="objectwithoutfill">
      <style:graphic-properties draw:stroke="none" svg:stroke-width="0.1cm" draw:marker-start-width="0.17cm" draw:marker-end-width="0.17cm" draw:fill="none" draw:textarea-horizontal-align="center" draw:textarea-vertical-align="middle"/>
    </style:style>
    <style:style style:name="gr11" style:family="graphic" style:parent-style-name="standard">
      <style:graphic-properties svg:stroke-width="0.2cm" draw:marker-start-width="0.35cm" draw:marker-end-width="0.35cm" draw:fill="none" draw:textarea-horizontal-align="center" draw:textarea-vertical-align="middle" fo:padding-top="0.1cm" fo:padding-bottom="0.1cm" fo:padding-left="0.1cm" fo:padding-right="0.1cm"/>
    </style:style>
    <style:style style:name="gr12" style:family="graphic" style:parent-style-name="objectwithoutfill">
      <style:graphic-properties draw:stroke="solid" svg:stroke-width="0.1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13" style:family="graphic" style:parent-style-name="objectwithoutfill">
      <style:graphic-properties draw:stroke="none" svg:stroke-width="0cm" draw:marker-start-width="0.05cm" draw:marker-end-width="0.05cm" draw:fill="none" draw:textarea-horizontal-align="center" draw:textarea-vertical-align="middle"/>
    </style:style>
    <style:style style:name="gr14" style:family="graphic" style:parent-style-name="standard">
      <style:graphic-properties draw:stroke="solid" svg:stroke-width="0.05cm" draw:marker-start-width="0.2cm" draw:marker-end-width="0.2cm" draw:textarea-horizontal-align="center" draw:textarea-vertical-align="middle" fo:padding-top="0.025cm" fo:padding-bottom="0.025cm" fo:padding-left="0.025cm" fo:padding-right="0.025cm"/>
    </style:style>
    <style:style style:name="gr15" style:family="graphic" style:parent-style-name="standard">
      <style:graphic-properties draw:stroke="none" svg:stroke-width="0.05cm" draw:marker-start-width="0.2cm" draw:marker-end-width="0.2cm" draw:textarea-horizontal-align="center" draw:textarea-vertical-align="middle"/>
    </style:style>
    <style:style style:name="gr16" style:family="graphic" style:parent-style-name="standard">
      <style:graphic-properties draw:stroke="dash" draw:stroke-dash="Dashed_20__28_Fixed_29_" svg:stroke-width="0.05cm" draw:textarea-horizontal-align="center" draw:textarea-vertical-align="middle" fo:padding-top="0.025cm" fo:padding-bottom="0.025cm" fo:padding-left="0.025cm" fo:padding-right="0.025cm"/>
    </style:style>
    <style:style style:name="gr17" style:family="graphic" style:parent-style-name="objectwithoutfill">
      <style:graphic-properties draw:stroke="solid" draw:stroke-dash="Dashed_20__28_var_29__20_2" svg:stroke-width="0.1cm" svg:stroke-color="#000000" draw:marker-start-width="0.275cm" draw:marker-start-center="false" draw:marker-end-width="0.27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svg:stroke-width="0.1cm" draw:marker-start-width="0.2cm" draw:marker-end="Arrow_20_concave" draw:marker-end-width="0.35cm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svg:stroke-width="0.1cm" draw:marker-start-width="0.275cm" draw:marker-end-width="0.275cm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objectwithoutfill">
      <style:graphic-properties svg:stroke-width="0.1cm" draw:marker-start-width="0.274cm" draw:marker-end-width="0.274cm" draw:fill="none" draw:textarea-horizontal-align="center" draw:textarea-vertical-align="middle" fo:padding-top="0.05cm" fo:padding-bottom="0.05cm" fo:padding-left="0.05cm" fo:padding-right="0.05cm"/>
    </style:style>
    <style:style style:name="gr21" style:family="graphic" style:parent-style-name="objectwithoutfill">
      <style:graphic-properties draw:stroke-dash="Dashed_20__28_var_29__20_2" svg:stroke-width="0.1cm" svg:stroke-color="#000000" draw:marker-start-width="0.35cm" draw:marker-start-center="false" draw:marker-end-width="0.35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>
      <style:graphic-properties draw:stroke="none" draw:stroke-dash="Dashed_20__28_var_29__20_2" svg:stroke-width="0.1cm" svg:stroke-color="#000000" draw:marker-start-width="0.35cm" draw:marker-start-center="false" draw:marker-end-width="0.35cm" draw:marker-end-center="false" svg:stroke-opacity="100%" draw:stroke-linejoin="round" draw:fill-color="#00b8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24" style:family="graphic" style:parent-style-name="objectwithoutfill">
      <style:graphic-properties draw:stroke="solid" draw:stroke-dash="Dashed_20__28_var_29__20_2" svg:stroke-width="0.1cm" svg:stroke-color="#000000" draw:marker-start-width="0.2cm" draw:marker-start-center="false" draw:marker-end-width="0.2cm" draw:marker-end-center="false" svg:stroke-opacity="100%" draw:stroke-linejoin="round" draw:fill="none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>
      <style:graphic-properties draw:stroke="solid" draw:stroke-dash="Dashed_20__28_var_29__20_2" svg:stroke-width="0.1cm" svg:stroke-color="#000000" draw:marker-start-width="0.2cm" draw:marker-start-center="false" draw:marker-end="Arrow_20_concave" draw:marker-end-width="0.325cm" draw:marker-end-center="false" svg:stroke-opacity="100%" draw:stroke-linejoin="round" draw:fill-color="#00b8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>
      <style:graphic-properties svg:stroke-width="0.1cm" draw:textarea-horizontal-align="center" draw:textarea-vertical-align="middle" fo:padding-top="0.05cm" fo:padding-bottom="0.05cm" fo:padding-left="0.05cm" fo:padding-right="0.05cm"/>
    </style:style>
    <style:style style:name="gr27" style:family="graphic" style:parent-style-name="standard">
      <style:graphic-properties draw:stroke="none" svg:stroke-width="0.1cm" draw:textarea-horizontal-align="center" draw:textarea-vertical-align="middle"/>
    </style:style>
    <style:style style:name="gr28" style:family="graphic" style:parent-style-name="standard">
      <style:graphic-properties svg:stroke-width="0.05cm" draw:marker-start="Arrow_20_concave" draw:marker-start-width="0.25cm" draw:marker-end-width="0.325cm" draw:textarea-horizontal-align="center" draw:textarea-vertical-align="middle" fo:padding-top="0.025cm" fo:padding-bottom="0.025cm" fo:padding-left="0.025cm" fo:padding-right="0.025cm"/>
    </style:style>
    <style:style style:name="gr29" style:family="graphic" style:parent-style-name="objectwithoutfill">
      <style:graphic-properties draw:stroke="none" svg:stroke-width="0.1cm" draw:marker-start-width="0.2cm" draw:marker-end-width="0.2cm" draw:fill="solid" draw:fill-color="#000000" draw:textarea-horizontal-align="center" draw:textarea-vertical-align="middle"/>
    </style:style>
    <style:style style:name="gr30" style:family="graphic" style:parent-style-name="standard">
      <style:graphic-properties draw:stroke="solid" draw:stroke-dash="Dashed_20__28_var_29__20_2" svg:stroke-width="0.1cm" svg:stroke-color="#000000" draw:marker-start-width="0.375cm" draw:marker-start-center="false" draw:marker-end-width="0.375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>
      <style:graphic-properties svg:stroke-width="0.175cm" draw:marker-start-width="0.312cm" draw:marker-end-width="0.312cm" draw:textarea-horizontal-align="center" draw:textarea-vertical-align="middle" fo:padding-top="0.087cm" fo:padding-bottom="0.087cm" fo:padding-left="0.087cm" fo:padding-right="0.087cm"/>
    </style:style>
    <style:style style:name="gr32" style:family="graphic" style:parent-style-name="standard">
      <style:graphic-properties svg:stroke-width="0.1cm" draw:marker-start-width="0.2cm" draw:marker-end-width="0.2cm" draw:textarea-horizontal-align="center" draw:textarea-vertical-align="middle" fo:padding-top="0.05cm" fo:padding-bottom="0.05cm" fo:padding-left="0.05cm" fo:padding-right="0.05cm"/>
    </style:style>
    <style:style style:name="gr33" style:family="graphic" style:parent-style-name="standard">
      <style:graphic-properties draw:stroke="none" svg:stroke-width="0.12cm" svg:stroke-color="#000000" draw:fill="none" draw:fill-color="#ffffff" draw:textarea-horizontal-align="left" draw:auto-grow-height="true" draw:auto-grow-width="false" fo:min-height="0.8cm" fo:min-width="19.731cm"/>
    </style:style>
    <style:style style:name="gr34" style:family="graphic" style:parent-style-name="objectwithoutfill">
      <style:graphic-properties draw:stroke="none" svg:stroke-width="0.1cm" draw:fill="none" draw:textarea-horizontal-align="center" draw:textarea-vertical-align="middle"/>
    </style:style>
    <style:style style:name="gr35" style:family="graphic" style:parent-style-name="objectwithoutfill">
      <style:graphic-properties draw:stroke="none" draw:fill="none" draw:textarea-horizontal-align="center" draw:textarea-vertical-align="middle"/>
    </style:style>
    <style:style style:name="gr36" style:family="graphic" style:parent-style-name="standard">
      <style:graphic-properties draw:stroke="solid" draw:stroke-dash="Dashed_20__28_var_29__20_2" svg:stroke-width="0.05cm" svg:stroke-color="#000000" draw:marker-start-width="0.125cm" draw:marker-start-center="false" draw:marker-end="Arrow_20_concave" draw:marker-end-width="0.25cm" draw:marker-end-center="false" svg:stroke-opacity="100%" draw:stroke-linejoin="round" draw:fill-color="#00b8ff" draw:fill-gradient-name="Gradient_20_8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objectwithoutfill">
      <style:graphic-properties draw:textarea-vertical-align="middle"/>
    </style:style>
    <style:style style:name="gr38" style:family="graphic" style:parent-style-name="objectwithoutfill">
      <style:graphic-properties svg:stroke-width="0.1cm" draw:fill="none" draw:textarea-horizontal-align="center" draw:textarea-vertical-align="middle" fo:padding-top="0.05cm" fo:padding-bottom="0.05cm" fo:padding-left="0.05cm" fo:padding-right="0.05cm"/>
    </style:style>
    <style:style style:name="gr39" style:family="graphic" style:parent-style-name="objectwithoutfill">
      <style:graphic-properties svg:stroke-width="0.1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40" style:family="graphic" style:parent-style-name="objectwithoutfill">
      <style:graphic-properties svg:stroke-width="0.1cm" draw:marker-start-width="0.35cm" draw:marker-end-width="0.35cm" draw:fill="solid" draw:fill-color="#ffffff" draw:textarea-horizontal-align="center" draw:textarea-vertical-align="middle" fo:padding-top="0.05cm" fo:padding-bottom="0.05cm" fo:padding-left="0.05cm" fo:padding-right="0.05cm"/>
    </style:style>
    <style:style style:name="gr41" style:family="graphic" style:parent-style-name="standard">
      <style:graphic-properties draw:stroke="solid" svg:stroke-width="0.1cm" draw:textarea-horizontal-align="center" draw:textarea-vertical-align="middle" fo:padding-top="0.05cm" fo:padding-bottom="0.05cm" fo:padding-left="0.05cm" fo:padding-right="0.05cm"/>
    </style:style>
    <style:style style:name="gr42" style:family="graphic" style:parent-style-name="standard">
      <style:graphic-properties draw:stroke="solid" svg:stroke-width="0.05cm" draw:marker-start-width="0.25cm" draw:marker-end-width="0.125cm" draw:textarea-horizontal-align="center" draw:textarea-vertical-align="middle" fo:padding-top="0.025cm" fo:padding-bottom="0.025cm" fo:padding-left="0.025cm" fo:padding-right="0.025cm"/>
    </style:style>
    <style:style style:name="gr43" style:family="graphic" style:parent-style-name="standard">
      <style:graphic-properties draw:stroke="solid" svg:stroke-width="0.05cm" draw:marker-start="Arrow_20_concave" draw:marker-start-width="0.25cm" draw:marker-end-width="0.125cm" draw:textarea-horizontal-align="center" draw:textarea-vertical-align="middle" fo:padding-top="0.025cm" fo:padding-bottom="0.025cm" fo:padding-left="0.025cm" fo:padding-right="0.025cm"/>
    </style:style>
    <style:style style:name="gr44" style:family="graphic" style:parent-style-name="objectwithoutfill">
      <style:graphic-properties draw:stroke="solid" svg:stroke-width="0.1cm" draw:fill="none" draw:textarea-horizontal-align="center" draw:textarea-vertical-align="middle" fo:padding-top="0.05cm" fo:padding-bottom="0.05cm" fo:padding-left="0.05cm" fo:padding-right="0.05cm"/>
    </style:style>
    <style:style style:name="gr45" style:family="graphic" style:parent-style-name="standard">
      <style:graphic-properties draw:stroke="solid" svg:stroke-width="0.05cm" draw:marker-start-width="0.25cm" draw:marker-end-width="0.25cm" draw:textarea-horizontal-align="center" draw:textarea-vertical-align="middle" fo:padding-top="0.025cm" fo:padding-bottom="0.025cm" fo:padding-left="0.025cm" fo:padding-right="0.025cm"/>
    </style:style>
    <style:style style:name="gr46" style:family="graphic" style:parent-style-name="standard">
      <style:graphic-properties draw:stroke="solid" svg:stroke-width="0.05cm" draw:marker-start-width="0.25cm" draw:marker-end="Arrow_20_concave" draw:marker-end-width="0.25cm" draw:textarea-horizontal-align="center" draw:textarea-vertical-align="middle" fo:padding-top="0.025cm" fo:padding-bottom="0.025cm" fo:padding-left="0.025cm" fo:padding-right="0.025cm"/>
    </style:style>
    <style:style style:name="gr47" style:family="graphic" style:parent-style-name="objectwithoutfill">
      <style:graphic-properties draw:stroke="none" svg:stroke-width="0cm" draw:marker-start-width="0.05cm" draw:marker-end-width="0.05cm" draw:fill="none" draw:textarea-horizontal-align="center" draw:textarea-vertical-align="middle"/>
    </style:style>
    <style:style style:name="gr48" style:family="graphic" style:parent-style-name="standard">
      <style:graphic-properties svg:stroke-width="0.025cm" draw:marker-start-width="0.087cm" draw:marker-end-width="0.087cm" draw:textarea-horizontal-align="center" draw:textarea-vertical-align="middle" fo:padding-top="0.012cm" fo:padding-bottom="0.012cm" fo:padding-left="0.012cm" fo:padding-right="0.012cm"/>
    </style:style>
    <style:style style:name="gr49" style:family="graphic" style:parent-style-name="objectwithoutfill">
      <style:graphic-properties draw:stroke="solid" svg:stroke-width="0.025cm" draw:marker-start-width="0.087cm" draw:marker-end-width="0.087cm" draw:fill="solid" draw:fill-color="#000000" draw:textarea-horizontal-align="center" draw:textarea-vertical-align="middle" fo:padding-top="0.012cm" fo:padding-bottom="0.012cm" fo:padding-left="0.012cm" fo:padding-right="0.012cm"/>
    </style:style>
    <style:style style:name="gr50" style:family="graphic" style:parent-style-name="objectwithoutfill">
      <style:graphic-properties svg:stroke-width="0.075cm" draw:marker-start-width="0.132cm" draw:marker-end-width="0.25cm" draw:fill="none" draw:textarea-horizontal-align="center" draw:textarea-vertical-align="middle" fo:padding-top="0.037cm" fo:padding-bottom="0.037cm" fo:padding-left="0.037cm" fo:padding-right="0.037cm"/>
    </style:style>
    <style:style style:name="gr51" style:family="graphic" style:parent-style-name="objectwithoutfill">
      <style:graphic-properties svg:stroke-width="0.075cm" draw:marker-start-width="0.132cm" draw:marker-end="Arrow_20_concave" draw:marker-end-width="0.25cm" draw:fill="none" draw:textarea-horizontal-align="center" draw:textarea-vertical-align="middle" fo:padding-top="0.037cm" fo:padding-bottom="0.037cm" fo:padding-left="0.037cm" fo:padding-right="0.037cm"/>
    </style:style>
    <style:style style:name="gr52" style:family="graphic" style:parent-style-name="objectwithoutfill">
      <style:graphic-properties draw:stroke="none" svg:stroke-width="0.1cm" draw:fill="solid" draw:fill-color="#000000" draw:textarea-horizontal-align="center" draw:textarea-vertical-align="middle"/>
    </style:style>
    <style:style style:name="gr53" style:family="graphic" style:parent-style-name="objectwithoutfill">
      <style:graphic-properties draw:stroke="none" svg:stroke-width="0cm" draw:marker-start-width="0.05cm" draw:marker-end-width="0.05cm" draw:fill="none" draw:fill-color="#000000" draw:textarea-horizontal-align="center" draw:textarea-vertical-align="middle"/>
    </style:style>
    <style:style style:name="gr54" style:family="graphic" style:parent-style-name="standard">
      <style:graphic-properties draw:fill="none" draw:auto-grow-height="true" draw:auto-grow-width="false" fo:min-height="20.95cm" fo:min-width="19.73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20pt" fo:font-style="italic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6pt" fo:font-style="normal"/>
    </style:style>
    <style:style style:name="P6" style:family="paragraph">
      <style:paragraph-properties fo:text-align="center"/>
      <style:text-properties fo:font-style="normal"/>
    </style:style>
    <style:style style:name="P7" style:family="paragraph">
      <style:paragraph-properties fo:margin-left="0cm" fo:margin-right="0cm" fo:text-align="center" fo:text-indent="0cm"/>
      <style:text-properties fo:font-style="normal"/>
    </style:style>
    <style:style style:name="T1" style:family="text">
      <style:text-properties fo:font-size="20pt" fo:font-style="italic"/>
    </style:style>
    <style:style style:name="T2" style:family="text">
      <style:text-properties style:text-position="-33% 58%" fo:font-size="20pt" fo:font-style="normal"/>
    </style:style>
    <style:style style:name="T3" style:family="text">
      <style:text-properties fo:font-size="16pt" fo:font-style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normal"/>
    </style:style>
    <style:style style:name="T6" style:family="text">
      <style:text-properties style:text-position="33% 58%"/>
    </style:style>
    <style:style style:name="T7" style:family="text">
      <style:text-properties style:font-name="Symbol"/>
    </style:style>
    <style:style style:name="T8" style:family="text">
      <style:text-properties fo:font-style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8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8cm" text:min-label-width="0.8cm"/>
        <style:text-properties style:font-name="Thorndale1" style:use-window-font-color="true" fo:font-size="100%"/>
      </text:list-level-style-bullet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8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style:font-name="Thorndale1" style:use-window-font-color="true" fo:font-size="100%"/>
      </text:list-level-style-bullet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style:font-name="Thorndale1" fo:color="#000000" fo:font-size="100%"/>
      </text:list-level-style-bullet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8cm" text:min-label-width="0.8cm"/>
        <style:text-properties style:font-name="Thorndale1" fo:color="#000000" fo:font-size="100%"/>
      </text:list-level-style-bullet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drawing>
      <draw:page draw:name="Symbol" draw:style-name="dp1" draw:master-page-name="Default">
        <draw:g>
          <draw:polygon draw:style-name="gr1" draw:text-style-name="P1" draw:layer="layout" svg:width="1.599cm" svg:height="1.599cm" svg:x="0.2cm" svg:y="2cm" svg:viewBox="0 0 1600 1600" draw:points="800,0 0,800 800,1600 1600,800">
            <text:p/>
          </draw:polygon>
          <draw:g>
            <draw:line draw:style-name="gr2" draw:text-style-name="P1" draw:layer="layout" svg:x1="1cm" svg:y1="2.4cm" svg:x2="1cm" svg:y2="2.8cm">
              <text:p/>
            </draw:line>
            <draw:line draw:style-name="gr2" draw:text-style-name="P1" draw:layer="layout" svg:x1="0.8cm" svg:y1="2.6cm" svg:x2="1.2cm" svg:y2="2.6cm">
              <text:p/>
            </draw:line>
            <draw:line draw:style-name="gr2" draw:text-style-name="P1" draw:layer="layout" svg:x1="0.75cm" svg:y1="3.05cm" svg:x2="1.25cm" svg:y2="3.05cm">
              <text:p/>
            </draw:line>
          </draw:g>
        </draw:g>
        <draw:g>
          <draw:circle draw:style-name="gr3" draw:text-style-name="P1" draw:layer="layout" svg:width="1.2cm" svg:height="1.2cm" svg:x="2cm" svg:y="0.4cm">
            <text:p/>
          </draw:circle>
          <draw:g>
            <draw:line draw:style-name="gr2" draw:text-style-name="P1" draw:layer="layout" svg:x1="2.6cm" svg:y1="0.6cm" svg:x2="2.6cm" svg:y2="1cm">
              <text:p/>
            </draw:line>
            <draw:line draw:style-name="gr2" draw:text-style-name="P1" draw:layer="layout" svg:x1="2.4cm" svg:y1="0.8cm" svg:x2="2.8cm" svg:y2="0.8cm">
              <text:p/>
            </draw:line>
            <draw:line draw:style-name="gr2" draw:text-style-name="P1" draw:layer="layout" svg:x1="2.35cm" svg:y1="1.25cm" svg:x2="2.85cm" svg:y2="1.25cm">
              <text:p/>
            </draw:line>
          </draw:g>
        </draw:g>
        <draw:rect draw:style-name="gr4" draw:text-style-name="P1" draw:layer="layout" svg:width="1.2cm" svg:height="0.4cm" svg:x="3cm" svg:y="9.2cm">
          <text:p/>
        </draw:rect>
        <draw:g>
          <draw:circle draw:style-name="gr3" draw:text-style-name="P1" draw:layer="layout" svg:width="1.2cm" svg:height="1.2cm" svg:x="3.4cm" svg:y="0.4cm">
            <text:p/>
          </draw:circle>
          <draw:path draw:style-name="gr5" draw:text-style-name="P1" draw:layer="layout" svg:width="0.799cm" svg:height="0.399cm" svg:x="3.6cm" svg:y="0.8cm" svg:viewBox="0 0 800 400" svg:d="M200 0c-100 0-200 100-200 200 0-100 100-200 200-200s200 100 200 200 100 200 200 200 200-100 200-200c0 100-100 200-200 200">
            <text:p/>
          </draw:path>
        </draw:g>
        <draw:g>
          <draw:polygon draw:style-name="gr1" draw:text-style-name="P1" draw:layer="layout" svg:width="1.599cm" svg:height="1.599cm" svg:x="0.2cm" svg:y="0.2cm" svg:viewBox="0 0 1600 1600" draw:points="800,0 0,800 800,1600 1600,800">
            <text:p/>
          </draw:polygon>
          <draw:polygon draw:style-name="gr2" draw:text-style-name="P1" draw:layer="layout" svg:width="0.649cm" svg:height="0cm" draw:transform="rotate (-1.5707963267949) translate (1cm 0.55cm)" svg:viewBox="0 0 650 0" draw:points="650,0 0,0">
            <text:p/>
          </draw:polygon>
          <draw:polygon draw:style-name="gr6" draw:text-style-name="P1" draw:layer="layout" svg:width="0.199cm" svg:height="0.299cm" svg:x="0.9cm" svg:y="1.15cm" svg:viewBox="0 0 200 300" draw:points="0,0 100,300 200,0">
            <text:p/>
          </draw:polygon>
        </draw:g>
        <draw:g>
          <draw:g>
            <draw:circle draw:style-name="gr3" draw:text-style-name="P1" draw:layer="layout" svg:width="1.2cm" svg:height="1.2cm" svg:x="2cm" svg:y="2.2cm">
              <text:p/>
            </draw:circle>
          </draw:g>
          <draw:polygon draw:style-name="gr2" draw:text-style-name="P1" draw:layer="layout" svg:width="0.649cm" svg:height="0cm" draw:transform="rotate (-1.5707963267949) translate (2.6cm 2.35cm)" svg:viewBox="0 0 650 0" draw:points="650,0 0,0">
            <text:p/>
          </draw:polygon>
          <draw:polygon draw:style-name="gr6" draw:text-style-name="P1" draw:layer="layout" svg:width="0.199cm" svg:height="0.299cm" svg:x="2.5cm" svg:y="2.95cm" svg:viewBox="0 0 200 300" draw:points="0,0 100,300 200,0">
            <text:p/>
          </draw:polygon>
        </draw:g>
        <draw:g>
          <draw:g>
            <draw:circle draw:style-name="gr3" draw:text-style-name="P1" draw:layer="layout" svg:width="1.2cm" svg:height="1.2cm" svg:x="4.8cm" svg:y="2.2cm">
              <text:p/>
            </draw:circle>
          </draw:g>
          <draw:line draw:style-name="gr2" draw:text-style-name="P1" draw:layer="layout" svg:x1="5.4cm" svg:y1="2.6cm" svg:x2="5.4cm" svg:y2="3cm">
            <text:p/>
          </draw:line>
          <draw:polygon draw:style-name="gr6" draw:text-style-name="P1" draw:layer="layout" svg:width="0.199cm" svg:height="0.299cm" svg:x="5.3cm" svg:y="2.95cm" svg:viewBox="0 0 200 300" draw:points="0,0 100,300 200,0">
            <text:p/>
          </draw:polygon>
          <draw:polygon draw:style-name="gr6" draw:text-style-name="P1" draw:layer="layout" svg:width="0.199cm" svg:height="0.299cm" draw:transform="rotate (-3.14159265358979) translate (5.5cm 2.65cm)" svg:viewBox="0 0 200 300" draw:points="200,0 100,300 0,0">
            <text:p/>
          </draw:polygon>
        </draw:g>
        <draw:g>
          <draw:circle draw:style-name="gr3" draw:text-style-name="P1" draw:layer="layout" svg:width="1.2cm" svg:height="1.2cm" svg:x="0.4cm" svg:y="4cm">
            <text:p/>
          </draw:circle>
          <draw:circle draw:style-name="gr3" draw:text-style-name="P1" draw:layer="layout" svg:width="1.2cm" svg:height="1.2cm" svg:x="0.4cm" svg:y="4.6cm">
            <text:p/>
          </draw:circle>
        </draw:g>
        <draw:g>
          <draw:circle draw:style-name="gr3" draw:text-style-name="P1" draw:layer="layout" svg:width="1.2cm" svg:height="1.2cm" svg:x="3.4cm" svg:y="2.2cm">
            <text:p/>
          </draw:circle>
          <draw:polyline draw:style-name="gr7" draw:text-style-name="P1" draw:layer="layout" svg:width="0.799cm" svg:height="0.199cm" svg:x="3.6cm" svg:y="2.7cm" svg:viewBox="0 0 800 200" draw:points="0,100 0,200 0,0 200,0 200,200 400,200 400,0 600,0 600,200 800,200 700,200">
            <text:p/>
          </draw:polyline>
        </draw:g>
        <draw:g>
          <draw:circle draw:style-name="gr3" draw:text-style-name="P1" draw:layer="layout" svg:width="1.2cm" svg:height="1.2cm" svg:x="4.8cm" svg:y="0.4cm">
            <text:p/>
          </draw:circle>
          <draw:polygon draw:style-name="gr8" draw:text-style-name="P1" draw:layer="layout" svg:width="0.399cm" svg:height="0.399cm" svg:x="5.2cm" svg:y="0.8cm" svg:viewBox="0 0 400 400" draw:points="400,400 0,0">
            <text:p/>
          </draw:polygon>
          <draw:polygon draw:style-name="gr8" draw:text-style-name="P1" draw:layer="layout" svg:width="0.399cm" svg:height="0.399cm" svg:x="5.2cm" svg:y="0.8cm" svg:viewBox="0 0 400 400" draw:points="400,0 0,400">
            <text:p/>
          </draw:polygon>
          <draw:polygon draw:style-name="gr8" draw:text-style-name="P1" draw:layer="layout" svg:width="0cm" svg:height="0.599cm" svg:x="5.4cm" svg:y="0.7cm" svg:viewBox="0 0 0 600" draw:points="0,0 0,600">
            <text:p/>
          </draw:polygon>
          <draw:polygon draw:style-name="gr8" draw:text-style-name="P1" draw:layer="layout" svg:width="0.599cm" svg:height="0cm" svg:x="5.1cm" svg:y="1cm" svg:viewBox="0 0 600 0" draw:points="600,0 0,0">
            <text:p/>
          </draw:polygon>
        </draw:g>
        <draw:polygon draw:style-name="gr9" draw:text-style-name="P1" draw:layer="layout" svg:width="0.799cm" svg:height="0.399cm" svg:x="0.8cm" svg:y="9.2cm" svg:viewBox="0 0 800 400" draw:points="0,200 200,0 600,0 800,200 600,400 200,400">
          <text:p/>
        </draw:polygon>
        <draw:g>
          <draw:rect draw:style-name="gr10" draw:text-style-name="P3" draw:layer="layout" svg:width="4.2cm" svg:height="2cm" svg:x="1.8cm" svg:y="6.2cm">
            <text:p text:style-name="P2"><text:span text:style-name="T1">Z</text:span><text:span text:style-name="T2">0</text:span></text:p>
          </draw:rect>
          <draw:line draw:style-name="gr11" draw:text-style-name="P1" draw:layer="layout" svg:x1="1.8cm" svg:y1="8.2cm" svg:x2="6cm" svg:y2="8.2cm">
            <text:p/>
          </draw:line>
          <draw:line draw:style-name="gr11" draw:text-style-name="P1" draw:layer="layout" svg:x1="1.8cm" svg:y1="6.2cm" svg:x2="6cm" svg:y2="6.2cm">
            <text:p/>
          </draw:line>
          <draw:g>
            <draw:circle draw:style-name="gr12" draw:text-style-name="P1" draw:layer="layout" svg:width="0.25cm" svg:height="0.25cm" svg:x="1.675cm" svg:y="8.075cm">
              <text:p/>
            </draw:circle>
            <draw:rect draw:style-name="gr13" draw:text-style-name="P1" draw:layer="layout" svg:width="0.4cm" svg:height="0.4cm" svg:x="1.6cm" svg:y="8cm">
              <text:p/>
            </draw:rect>
          </draw:g>
          <draw:g>
            <draw:circle draw:style-name="gr12" draw:text-style-name="P1" draw:layer="layout" svg:width="0.25cm" svg:height="0.25cm" svg:x="1.675cm" svg:y="6.075cm">
              <text:p/>
            </draw:circle>
            <draw:rect draw:style-name="gr13" draw:text-style-name="P1" draw:layer="layout" svg:width="0.4cm" svg:height="0.4cm" svg:x="1.6cm" svg:y="6cm">
              <text:p/>
            </draw:rect>
          </draw:g>
          <draw:g>
            <draw:circle draw:style-name="gr12" draw:text-style-name="P1" draw:layer="layout" svg:width="0.25cm" svg:height="0.25cm" svg:x="5.875cm" svg:y="8.075cm">
              <text:p/>
            </draw:circle>
            <draw:rect draw:style-name="gr13" draw:text-style-name="P1" draw:layer="layout" svg:width="0.4cm" svg:height="0.4cm" svg:x="5.8cm" svg:y="8cm">
              <text:p/>
            </draw:rect>
          </draw:g>
          <draw:g>
            <draw:circle draw:style-name="gr12" draw:text-style-name="P1" draw:layer="layout" svg:width="0.25cm" svg:height="0.25cm" svg:x="5.875cm" svg:y="6.075cm">
              <text:p/>
            </draw:circle>
            <draw:rect draw:style-name="gr13" draw:text-style-name="P1" draw:layer="layout" svg:width="0.4cm" svg:height="0.4cm" svg:x="5.8cm" svg:y="6cm">
              <text:p/>
            </draw:rect>
          </draw:g>
        </draw:g>
        <draw:g xml:id="id1" draw:id="id1">
          <draw:glue-point draw:id="4" svg:x="0cm" svg:y="-2.5cm"/>
          <draw:glue-point draw:id="5" svg:x="0cm" svg:y="2.5cm"/>
          <draw:line draw:style-name="gr14" draw:text-style-name="P1" draw:layer="layout" svg:x1="6cm" svg:y1="5.7cm" svg:x2="6cm" svg:y2="5.5cm">
            <text:p/>
          </draw:line>
          <draw:line draw:style-name="gr15" draw:text-style-name="P1" draw:layer="layout" svg:x1="6cm" svg:y1="5.4cm" svg:x2="6cm" svg:y2="5.8cm">
            <text:p/>
          </draw:line>
        </draw:g>
        <draw:connector draw:style-name="gr16" draw:text-style-name="P1" draw:layer="layout" draw:type="line" svg:x1="6cm" svg:y1="5.5cm" svg:x2="6cm" svg:y2="8.9cm" draw:start-shape="id1" draw:start-glue-point="4" draw:end-shape="id2" draw:end-glue-point="5" svg:d="M6000 5500v3400" svg:viewBox="0 0 1 3401">
          <text:p/>
        </draw:connector>
        <draw:g xml:id="id2" draw:id="id2">
          <draw:glue-point draw:id="4" svg:x="0cm" svg:y="-2.5cm"/>
          <draw:glue-point draw:id="5" svg:x="0cm" svg:y="2.5cm"/>
          <draw:line draw:style-name="gr14" draw:text-style-name="P1" draw:layer="layout" svg:x1="6cm" svg:y1="8.9cm" svg:x2="6cm" svg:y2="8.7cm">
            <text:p/>
          </draw:line>
          <draw:line draw:style-name="gr15" draw:text-style-name="P1" draw:layer="layout" svg:x1="6cm" svg:y1="8.6cm" svg:x2="6cm" svg:y2="9cm">
            <text:p/>
          </draw:line>
        </draw:g>
        <draw:g>
          <draw:polygon draw:style-name="gr17" draw:text-style-name="P1" draw:layer="layout" svg:width="0.799cm" svg:height="0cm" svg:x="4.2cm" svg:y="3.9cm" svg:viewBox="0 0 800 0" draw:points="800,0 0,0">
            <text:p/>
          </draw:polygon>
          <draw:polygon draw:style-name="gr17" draw:text-style-name="P1" draw:layer="layout" svg:width="0.499cm" svg:height="0cm" svg:x="4.35cm" svg:y="4.05cm" svg:viewBox="0 0 500 0" draw:points="500,0 0,0">
            <text:p/>
          </draw:polygon>
          <draw:polygon draw:style-name="gr17" draw:text-style-name="P1" draw:layer="layout" svg:width="0.199cm" svg:height="0cm" svg:x="4.5cm" svg:y="4.2cm" svg:viewBox="0 0 200 0" draw:points="200,0 0,0">
            <text:p/>
          </draw:polygon>
          <draw:polygon draw:style-name="gr17" draw:text-style-name="P1" draw:layer="layout" svg:width="0cm" svg:height="0.099cm" svg:x="4.6cm" svg:y="3.8cm" svg:viewBox="0 0 0 100" draw:points="0,100 0,0">
            <text:p/>
          </draw:polygon>
        </draw:g>
        <draw:line draw:style-name="gr18" draw:text-style-name="P1" draw:layer="layout" svg:x1="3.8cm" svg:y1="4.6cm" svg:x2="3.8cm" svg:y2="3.8cm">
          <text:p/>
        </draw:line>
        <draw:g>
          <draw:line draw:style-name="gr19" draw:text-style-name="P1" draw:layer="layout" svg:x1="5.4cm" svg:y1="5.4cm" svg:x2="5.4cm" svg:y2="5cm">
            <text:p/>
          </draw:line>
          <draw:line draw:style-name="gr19" draw:text-style-name="P1" draw:layer="layout" svg:x1="5.4cm" svg:y1="4.9cm" svg:x2="5.4cm" svg:y2="4.5cm">
            <text:p/>
          </draw:line>
          <draw:line draw:style-name="gr19" draw:text-style-name="P1" draw:layer="layout" svg:x1="5.4cm" svg:y1="4.4cm" svg:x2="5.4cm" svg:y2="4cm">
            <text:p/>
          </draw:line>
          <draw:line draw:style-name="gr19" draw:text-style-name="P1" draw:layer="layout" svg:x1="5.4cm" svg:y1="3.9cm" svg:x2="5.4cm" svg:y2="3.8cm">
            <text:p/>
          </draw:line>
        </draw:g>
        <draw:g>
          <draw:line draw:style-name="gr2" draw:text-style-name="P1" draw:layer="layout" svg:x1="0.4cm" svg:y1="15.6cm" svg:x2="0.4cm" svg:y2="16cm">
            <text:p/>
          </draw:line>
          <draw:line draw:style-name="gr2" draw:text-style-name="P1" draw:layer="layout" svg:x1="0.2cm" svg:y1="15.8cm" svg:x2="0.6cm" svg:y2="15.8cm">
            <text:p/>
          </draw:line>
        </draw:g>
        <draw:line draw:style-name="gr2" draw:text-style-name="P1" draw:layer="layout" svg:x1="0.2cm" svg:y1="17.4cm" svg:x2="0.6cm" svg:y2="17.4cm">
          <text:p/>
        </draw:line>
        <draw:path draw:style-name="gr20" draw:text-style-name="P1" draw:layer="layout" svg:width="1.299cm" svg:height="0.399cm" svg:x="4.8cm" svg:y="9.2cm" svg:viewBox="0 0 1300 400" svg:d="M200 0c-200 0-200 200-200 200 0 0 0-200 200-200s300 250 150 400c-150-150-50-400 150-400s300 250 150 400c-150-150-50-400 150-400s300 250 150 400c-150-150-50-400 150-400s200 200 200 200c0 0 0-200-200-200">
          <text:p/>
        </draw:path>
        <draw:g>
          <draw:path draw:style-name="gr21" draw:text-style-name="P1" draw:layer="layout" svg:width="1.599cm" svg:height="0.599cm" svg:x="4.6cm" svg:y="10.5cm" svg:viewBox="0 0 1600 600" svg:d="M200 0c-150 0-150 250-200 300 50-50 50-300 200-300 299 0 300 600 200 600s-200-600 100-600 300 600 200 600-200-600 100-600 300 600 200 600-200-600 100-600 300 600 200 600-200-600 100-600c150 0 150 250 200 300-50-50-50-300-200-300">
            <text:p/>
          </draw:path>
          <draw:line draw:style-name="gr22" draw:text-style-name="P1" draw:layer="layout" svg:x1="5.2cm" svg:y1="10.4cm" svg:x2="5.6cm" svg:y2="10.4cm">
            <text:p/>
          </draw:line>
          <draw:line draw:style-name="gr22" draw:text-style-name="P1" draw:layer="layout" svg:x1="5.2cm" svg:y1="11.2cm" svg:x2="5.6cm" svg:y2="11.2cm">
            <text:p/>
          </draw:line>
        </draw:g>
        <draw:polyline draw:style-name="gr4" draw:text-style-name="P1" draw:layer="layout" svg:width="1.199cm" svg:height="0.399cm" svg:x="3cm" svg:y="9.8cm" svg:viewBox="0 0 1200 400" draw:points="100,400 0,200 100,400 300,0 500,400 700,0 900,400 1100,0 1200,200 1100,0">
          <text:p/>
        </draw:polyline>
        <draw:g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>
            <draw:path draw:style-name="gr21" draw:text-style-name="P1" draw:layer="layout" svg:width="1.599cm" svg:height="0.599cm" draw:transform="rotate (1.5707963267949) translate (1.7000000000003cm 11.6000000000005cm)" svg:viewBox="0 0 1600 600" svg:d="M200 0c-150 0-150 250-200 300 50-50 50-300 200-300 299 0 300 600 200 600s-200-600 100-600 300 600 200 600-200-600 100-600 300 600 200 600-200-600 100-600 300 600 200 600-200-600 100-600c150 0 150 250 200 300-50-50-50-300-200-300">
              <text:p/>
            </draw:path>
            <draw:line draw:style-name="gr22" draw:text-style-name="P1" draw:layer="layout" svg:x1="1.6cm" svg:y1="11cm" svg:x2="1.6cm" svg:y2="10.6cm">
              <text:p/>
            </draw:line>
            <draw:line draw:style-name="gr22" draw:text-style-name="P1" draw:layer="layout" svg:x1="2.4cm" svg:y1="11cm" svg:x2="2.4cm" svg:y2="10.6cm">
              <text:p/>
            </draw:line>
          </draw:g>
          <draw:g>
            <draw:path draw:style-name="gr21" draw:text-style-name="P1" draw:layer="layout" svg:width="1.599cm" svg:height="0.599cm" draw:transform="rotate (-1.5707963267949) translate (1.09999999999994cm 9.99999999999991cm)" svg:viewBox="0 0 1600 600" svg:d="M1400 0c150 0 150 250 200 300-50-50-50-300-200-300-299 0-300 600-200 600s200-600-100-600-300 600-200 600 200-600-100-600-300 600-200 600 200-600-100-600-300 600-200 600 200-600-100-600c-150 0-150 250-200 300 50-50 50-300 200-300">
              <text:p/>
            </draw:path>
            <draw:line draw:style-name="gr22" draw:text-style-name="P1" draw:layer="layout" svg:x1="1.2cm" svg:y1="11cm" svg:x2="1.2cm" svg:y2="10.6cm">
              <text:p/>
            </draw:line>
            <draw:line draw:style-name="gr22" draw:text-style-name="P1" draw:layer="layout" svg:x1="0.4cm" svg:y1="11cm" svg:x2="0.4cm" svg:y2="10.6cm">
              <text:p/>
            </draw:line>
          </draw:g>
          <draw:polygon draw:style-name="gr23" draw:text-style-name="P1" draw:layer="layout" svg:width="1.599cm" svg:height="0cm" draw:transform="rotate (-1.5707963267949) translate (1.3cm 10cm)" svg:viewBox="0 0 1600 0" draw:points="1600,0 0,0">
            <text:p/>
          </draw:polygon>
          <draw:polygon draw:style-name="gr23" draw:text-style-name="P1" draw:layer="layout" svg:width="1.599cm" svg:height="0cm" draw:transform="rotate (-1.5707963267949) translate (1.5cm 10cm)" svg:viewBox="0 0 1600 0" draw:points="1600,0 0,0">
            <text:p/>
          </draw:polygon>
        </draw:g>
        <draw:g>
          <draw:path draw:style-name="gr24" draw:text-style-name="P1" draw:layer="layout" svg:width="0.999cm" svg:height="0.399cm" svg:x="0.2cm" svg:y="6.4cm" svg:viewBox="0 0 1000 400" svg:d="M100 0c-100 0-100 100-100 200 0-100 0-200 100-200 200 0 0 400 200 400s0-400 200-400 0 400 200 400 0-400 200-400c100 0 100 100 100 200 0-100 0-200-100-200">
            <text:p/>
          </draw:path>
          <draw:line draw:style-name="gr25" draw:text-style-name="P1" draw:layer="layout" svg:x1="1.2cm" svg:y1="6.6cm" svg:x2="1.8cm" svg:y2="6.6cm">
            <text:p/>
          </draw:line>
        </draw:g>
        <draw:g>
          <draw:polygon draw:style-name="gr26" draw:text-style-name="P1" draw:layer="layout" svg:width="0.799cm" svg:height="0cm" draw:transform="rotate (-1.5707963267949) translate (3.5cm 10.4cm)" svg:viewBox="0 0 800 0" draw:points="800,0 0,0">
            <text:p/>
          </draw:polygon>
          <draw:polygon draw:style-name="gr4" draw:text-style-name="P1" draw:layer="layout" svg:width="0.099cm" svg:height="0cm" svg:x="3.4cm" svg:y="10.8cm" svg:viewBox="0 0 100 0" draw:points="100,0 0,0">
            <text:p/>
          </draw:polygon>
          <draw:polygon draw:style-name="gr4" draw:text-style-name="P1" draw:layer="layout" svg:width="0.099cm" svg:height="0cm" svg:x="3.7cm" svg:y="10.8cm" svg:viewBox="0 0 100 0" draw:points="0,0 100,0">
            <text:p/>
          </draw:polygon>
          <draw:polygon draw:style-name="gr26" draw:text-style-name="P1" draw:layer="layout" svg:width="0.799cm" svg:height="0cm" draw:transform="rotate (-1.5707963267949) translate (3.7cm 10.4cm)" svg:viewBox="0 0 800 0" draw:points="800,0 0,0">
            <text:p/>
          </draw:polygon>
        </draw:g>
        <draw:g>
          <draw:polygon draw:style-name="gr26" draw:text-style-name="P1" draw:layer="layout" svg:width="0.799cm" svg:height="0cm" draw:transform="rotate (-1.5707963267949) translate (3.5cm 11.4cm)" svg:viewBox="0 0 800 0" draw:points="800,0 0,0">
            <text:p/>
          </draw:polygon>
          <draw:polygon draw:style-name="gr4" draw:text-style-name="P1" draw:layer="layout" svg:width="0.099cm" svg:height="0cm" svg:x="3.4cm" svg:y="11.8cm" svg:viewBox="0 0 100 0" draw:points="100,0 0,0">
            <text:p/>
          </draw:polygon>
          <draw:polygon draw:style-name="gr4" draw:text-style-name="P1" draw:layer="layout" svg:width="0.099cm" svg:height="0cm" svg:x="3.7cm" svg:y="11.8cm" svg:viewBox="0 0 100 0" draw:points="0,0 100,0">
            <text:p/>
          </draw:polygon>
          <draw:path draw:style-name="gr26" draw:text-style-name="P1" draw:layer="layout" svg:width="0.799cm" svg:height="0.099cm" draw:transform="rotate (-1.5707963267949) translate (3.8cm 11.4cm)" svg:viewBox="0 0 800 100" svg:d="M400 100c0 0-300 0-400-100 100 100 400 100 400 100 0 0 300 0 400-100-100 100-400 100-400 100z">
            <text:p/>
          </draw:path>
        </draw:g>
        <draw:g>
          <draw:polygon draw:style-name="gr4" draw:text-style-name="P1" draw:layer="layout" svg:width="0.599cm" svg:height="0.599cm" svg:x="4.3cm" svg:y="11.7cm" svg:viewBox="0 0 600 600" draw:points="0,600 300,0 600,600">
            <text:p/>
          </draw:polygon>
          <draw:polygon draw:style-name="gr4" draw:text-style-name="P1" draw:layer="layout" svg:width="0.599cm" svg:height="0cm" svg:x="4.3cm" svg:y="11.7cm" svg:viewBox="0 0 600 0" draw:points="0,0 600,0">
            <text:p/>
          </draw:polygon>
          <draw:line draw:style-name="gr27" draw:text-style-name="P1" draw:layer="layout" svg:x1="4.2cm" svg:y1="11.7cm" svg:x2="5cm" svg:y2="11.7cm">
            <text:p/>
          </draw:line>
          <draw:polygon draw:style-name="gr4" draw:text-style-name="P1" draw:layer="layout" svg:width="0cm" svg:height="0.099cm" svg:x="4.6cm" svg:y="11.6cm" svg:viewBox="0 0 0 100" draw:points="0,100 0,0">
            <text:p/>
          </draw:polygon>
          <draw:polygon draw:style-name="gr4" draw:text-style-name="P1" draw:layer="layout" svg:width="0cm" svg:height="0.099cm" svg:x="4.6cm" svg:y="12.3cm" svg:viewBox="0 0 0 100" draw:points="0,100 0,0">
            <text:p/>
          </draw:polygon>
        </draw:g>
        <draw:g>
          <draw:polygon draw:style-name="gr4" draw:text-style-name="P1" draw:layer="layout" svg:width="0.599cm" svg:height="0.599cm" svg:x="5.7cm" svg:y="11.8cm" svg:viewBox="0 0 600 600" draw:points="0,600 300,0 600,600">
            <text:p/>
          </draw:polygon>
          <draw:polygon draw:style-name="gr4" draw:text-style-name="P1" draw:layer="layout" svg:width="0.599cm" svg:height="0cm" svg:x="5.7cm" svg:y="11.8cm" svg:viewBox="0 0 600 0" draw:points="0,0 600,0">
            <text:p/>
          </draw:polygon>
          <draw:polygon draw:style-name="gr4" draw:text-style-name="P1" draw:layer="layout" svg:width="0.599cm" svg:height="0cm" svg:x="5.7cm" svg:y="11.65cm" svg:viewBox="0 0 600 0" draw:points="0,0 600,0">
            <text:p/>
          </draw:polygon>
          <draw:polygon draw:style-name="gr4" draw:text-style-name="P1" draw:layer="layout" svg:width="0cm" svg:height="0.049cm" svg:x="6cm" svg:y="11.6cm" svg:viewBox="0 0 0 50" draw:points="0,50 0,0">
            <text:p/>
          </draw:polygon>
          <draw:line draw:style-name="gr27" draw:text-style-name="P1" draw:layer="layout" svg:x1="5.6cm" svg:y1="11.8cm" svg:x2="6.4cm" svg:y2="11.8cm">
            <text:p/>
          </draw:line>
        </draw:g>
        <draw:g>
          <draw:g>
            <draw:polygon draw:style-name="gr26" draw:text-style-name="P1" draw:layer="layout" svg:width="0.799cm" svg:height="0cm" svg:x="1.4cm" svg:y="12.5cm" svg:viewBox="0 0 800 0" draw:points="800,0 0,0">
              <text:p/>
            </draw:polygon>
            <draw:polygon draw:style-name="gr4" draw:text-style-name="P1" draw:layer="layout" svg:width="0.499cm" svg:height="0cm" draw:transform="rotate (1.5707963267949) translate (1.8cm 12.3cm)" svg:viewBox="0 0 500 0" draw:points="0,0 500,0">
              <text:p/>
            </draw:polygon>
            <draw:polygon draw:style-name="gr26" draw:text-style-name="P1" draw:layer="layout" svg:width="0.799cm" svg:height="0cm" svg:x="1.4cm" svg:y="12.3cm" svg:viewBox="0 0 800 0" draw:points="800,0 0,0">
              <text:p/>
            </draw:polygon>
            <draw:polygon draw:style-name="gr4" draw:text-style-name="P1" draw:layer="layout" svg:width="0.499cm" svg:height="0cm" draw:transform="rotate (1.5707963267949) translate (1.8cm 13cm)" svg:viewBox="0 0 500 0" draw:points="0,0 500,0">
              <text:p/>
            </draw:polygon>
          </draw:g>
          <draw:polyline draw:style-name="gr28" draw:text-style-name="P1" draw:layer="layout" svg:width="1.261cm" svg:height="-0.001cm" draw:transform="rotate (-2.15879775179179) translate (2.2cm 11.8cm)" svg:viewBox="0 0 1262 0" draw:points="0,0 1262,0 1082,0">
            <text:p/>
          </draw:polyline>
        </draw:g>
        <draw:g>
          <draw:g>
            <draw:polygon draw:style-name="gr4" draw:text-style-name="P1" draw:layer="layout" svg:width="0.499cm" svg:height="0cm" draw:transform="rotate (1.5707963267949) translate (2.8cm 12.3cm)" svg:viewBox="0 0 500 0" draw:points="0,0 500,0">
              <text:p/>
            </draw:polygon>
            <draw:polygon draw:style-name="gr26" draw:text-style-name="P1" draw:layer="layout" svg:width="0.799cm" svg:height="0cm" svg:x="2.4cm" svg:y="12.3cm" svg:viewBox="0 0 800 0" draw:points="800,0 0,0">
              <text:p/>
            </draw:polygon>
            <draw:polygon draw:style-name="gr4" draw:text-style-name="P1" draw:layer="layout" svg:width="0.499cm" svg:height="0cm" draw:transform="rotate (1.5707963267949) translate (2.8cm 13cm)" svg:viewBox="0 0 500 0" draw:points="0,0 500,0">
              <text:p/>
            </draw:polygon>
            <draw:path draw:style-name="gr26" draw:text-style-name="P1" draw:layer="layout" svg:width="0.799cm" svg:height="0.099cm" draw:transform="rotate (-3.14159265358979) translate (3.2cm 12.6cm)" svg:viewBox="0 0 800 100" svg:d="M400 100c0 0-300 0-400-100 100 100 400 100 400 100 0 0 300 0 400-100-100 100-400 100-400 100z">
              <text:p/>
            </draw:path>
          </draw:g>
          <draw:polyline draw:style-name="gr28" draw:text-style-name="P1" draw:layer="layout" svg:width="1.261cm" svg:height="-0.001cm" draw:transform="rotate (-2.15879775179179) translate (3.2cm 11.8cm)" svg:viewBox="0 0 1262 0" draw:points="0,0 1262,0 1082,0">
            <text:p/>
          </draw:polyline>
        </draw:g>
        <draw:g>
          <draw:glue-point draw:id="4" svg:x="5cm" svg:y="-5cm"/>
          <draw:glue-point draw:id="5" svg:x="5cm" svg:y="5cm"/>
          <draw:polygon draw:style-name="gr26" draw:text-style-name="P1" draw:layer="layout" svg:width="1.199cm" svg:height="0cm" draw:transform="rotate (-1.5707963267949) translate (8.2cm 9.4cm)" svg:viewBox="0 0 1200 0" draw:points="1200,0 0,0">
            <text:p/>
          </draw:polygon>
          <draw:line draw:style-name="gr26" draw:text-style-name="P1" draw:layer="layout" svg:x1="8.2cm" svg:y1="10.4cm" svg:x2="8.6cm" svg:y2="10.4cm">
            <text:p/>
          </draw:line>
          <draw:polygon draw:style-name="gr26" draw:text-style-name="P1" draw:layer="layout" svg:width="0.499cm" svg:height="0cm" draw:transform="rotate (-1.5707963267949) translate (8cm 9.75cm)" svg:viewBox="0 0 500 0" draw:points="500,0 0,0">
            <text:p/>
          </draw:polygon>
          <draw:polyline draw:style-name="gr26" draw:text-style-name="P1" draw:layer="layout" svg:width="0.599cm" svg:height="0.199cm" svg:x="8.2cm" svg:y="9.4cm" svg:viewBox="0 0 600 200" draw:points="0,200 600,200 600,0 600,100">
            <text:p/>
          </draw:polyline>
          <draw:polygon draw:style-name="gr29" draw:text-style-name="P1" draw:layer="layout" svg:width="0.299cm" svg:height="0.299cm" svg:x="8.5cm" svg:y="10.25cm" svg:viewBox="0 0 300 300" draw:points="0,300 0,0 300,150">
            <text:p/>
          </draw:polygon>
          <draw:polyline draw:style-name="gr26" draw:text-style-name="P1" draw:layer="layout" svg:width="0.199cm" svg:height="0cm" draw:transform="rotate (1.5707963267949) translate (8.8cm 10.6cm)" svg:viewBox="0 0 200 0" draw:points="100,0 0,0 200,0">
            <text:p/>
          </draw:polyline>
        </draw:g>
        <draw:g>
          <draw:glue-point draw:id="4" svg:x="5cm" svg:y="-5cm"/>
          <draw:glue-point draw:id="5" svg:x="5cm" svg:y="5cm"/>
          <draw:polygon draw:style-name="gr26" draw:text-style-name="P1" draw:layer="layout" svg:width="1.199cm" svg:height="0cm" draw:transform="rotate (-1.5707963267949) translate (8.2cm 11cm)" svg:viewBox="0 0 1200 0" draw:points="1200,0 0,0">
            <text:p/>
          </draw:polygon>
          <draw:polygon draw:style-name="gr26" draw:text-style-name="P1" draw:layer="layout" svg:width="0.499cm" svg:height="0cm" draw:transform="rotate (-1.5707963267949) translate (8cm 11.35cm)" svg:viewBox="0 0 500 0" draw:points="500,0 0,0">
            <text:p/>
          </draw:polygon>
          <draw:polyline draw:style-name="gr26" draw:text-style-name="P1" draw:layer="layout" svg:width="0.399cm" svg:height="0.199cm" svg:x="8.4cm" svg:y="11cm" svg:viewBox="0 0 400 200" draw:points="0,200 400,200 400,0 400,100">
            <text:p/>
          </draw:polyline>
          <draw:polygon draw:style-name="gr29" draw:text-style-name="P1" draw:layer="layout" svg:width="0.299cm" svg:height="0.299cm" svg:x="8.25cm" svg:y="11.05cm" svg:viewBox="0 0 300 300" draw:points="300,300 300,0 0,150">
            <text:p/>
          </draw:polygon>
          <draw:polyline draw:style-name="gr26" draw:text-style-name="P1" draw:layer="layout" svg:width="0.599cm" svg:height="0.199cm" svg:x="8.2cm" svg:y="12cm" svg:viewBox="0 0 600 200" draw:points="0,0 600,0 600,200 600,100">
            <text:p/>
          </draw:polyline>
        </draw:g>
        <draw:g>
          <draw:polygon draw:style-name="gr26" draw:text-style-name="P1" draw:layer="layout" svg:width="1.199cm" svg:height="0cm" svg:x="2cm" svg:y="5.1cm" svg:viewBox="0 0 1200 0" draw:points="0,0 1200,0">
            <text:p/>
          </draw:polygon>
          <draw:polygon draw:style-name="gr26" draw:text-style-name="P1" draw:layer="layout" svg:width="0.499cm" svg:height="0cm" svg:x="2.35cm" svg:y="4.9cm" svg:viewBox="0 0 500 0" draw:points="0,0 500,0">
            <text:p/>
          </draw:polygon>
          <draw:polygon draw:style-name="gr30" draw:text-style-name="P1" draw:layer="layout" svg:width="0.099cm" svg:height="0cm" draw:transform="rotate (1.5707963267949) translate (2.6cm 4.9cm)" svg:viewBox="0 0 100 0" draw:points="100,0 0,0">
            <text:p/>
          </draw:polygon>
          <draw:polygon draw:style-name="gr30" draw:text-style-name="P1" draw:layer="layout" svg:width="0.099cm" svg:height="0cm" draw:transform="rotate (1.5707963267949) translate (2.6cm 5.2cm)" svg:viewBox="0 0 100 0" draw:points="100,0 0,0">
            <text:p/>
          </draw:polygon>
        </draw:g>
        <draw:g>
          <draw:glue-point draw:id="4" svg:x="5cm" svg:y="-5cm"/>
          <draw:glue-point draw:id="5" svg:x="5cm" svg:y="5cm"/>
          <draw:polygon draw:style-name="gr26" draw:text-style-name="P1" draw:layer="layout" svg:width="1.199cm" svg:height="0cm" draw:transform="rotate (-1.5707963267949) translate (9.4cm 9.4cm)" svg:viewBox="0 0 1200 0" draw:points="1200,0 0,0">
            <text:p/>
          </draw:polygon>
          <draw:line draw:style-name="gr26" draw:text-style-name="P1" draw:layer="layout" svg:x1="9.4cm" svg:y1="10.4cm" svg:x2="9.8cm" svg:y2="10.4cm">
            <text:p/>
          </draw:line>
          <draw:polyline draw:style-name="gr26" draw:text-style-name="P1" draw:layer="layout" svg:width="0.599cm" svg:height="0.199cm" svg:x="9.4cm" svg:y="9.4cm" svg:viewBox="0 0 600 200" draw:points="0,200 600,200 600,0 600,100">
            <text:p/>
          </draw:polyline>
          <draw:polygon draw:style-name="gr29" draw:text-style-name="P1" draw:layer="layout" svg:width="0.299cm" svg:height="0.299cm" svg:x="9.7cm" svg:y="10.25cm" svg:viewBox="0 0 300 300" draw:points="0,300 0,0 300,150">
            <text:p/>
          </draw:polygon>
          <draw:polyline draw:style-name="gr26" draw:text-style-name="P1" draw:layer="layout" svg:width="0.199cm" svg:height="0cm" draw:transform="rotate (1.5707963267949) translate (10cm 10.6cm)" svg:viewBox="0 0 200 0" draw:points="100,0 0,0 200,0">
            <text:p/>
          </draw:polyline>
        </draw:g>
        <draw:g>
          <draw:glue-point draw:id="4" svg:x="5cm" svg:y="-5cm"/>
          <draw:glue-point draw:id="5" svg:x="5cm" svg:y="5cm"/>
          <draw:polygon draw:style-name="gr26" draw:text-style-name="P1" draw:layer="layout" svg:width="1.199cm" svg:height="0cm" draw:transform="rotate (-1.5707963267949) translate (9.4cm 11cm)" svg:viewBox="0 0 1200 0" draw:points="1200,0 0,0">
            <text:p/>
          </draw:polygon>
          <draw:polyline draw:style-name="gr26" draw:text-style-name="P1" draw:layer="layout" svg:width="0.399cm" svg:height="0.199cm" svg:x="9.6cm" svg:y="11cm" svg:viewBox="0 0 400 200" draw:points="0,200 400,200 400,0 400,100">
            <text:p/>
          </draw:polyline>
          <draw:polygon draw:style-name="gr29" draw:text-style-name="P1" draw:layer="layout" svg:width="0.299cm" svg:height="0.299cm" svg:x="9.45cm" svg:y="11.05cm" svg:viewBox="0 0 300 300" draw:points="300,300 300,0 0,150">
            <text:p/>
          </draw:polygon>
          <draw:polyline draw:style-name="gr26" draw:text-style-name="P1" draw:layer="layout" svg:width="0.599cm" svg:height="0.199cm" svg:x="9.4cm" svg:y="12cm" svg:viewBox="0 0 600 200" draw:points="0,0 600,0 600,200 600,100">
            <text:p/>
          </draw:polyline>
        </draw:g>
        <draw:g>
          <draw:glue-point draw:id="4" svg:x="5cm" svg:y="-5cm"/>
          <draw:glue-point draw:id="5" svg:x="5cm" svg:y="5cm"/>
          <draw:polygon draw:style-name="gr31" draw:text-style-name="P1" draw:layer="layout" svg:width="1.199cm" svg:height="0cm" draw:transform="rotate (-1.5707963267949) translate (7.05cm 12.6cm)" svg:viewBox="0 0 1200 0" draw:points="1200,0 0,0">
            <text:p/>
          </draw:polygon>
          <draw:polygon draw:style-name="gr26" draw:text-style-name="P1" draw:layer="layout" svg:width="0.499cm" svg:height="0cm" draw:transform="rotate (-1.5707963267949) translate (6.8cm 12.95cm)" svg:viewBox="0 0 500 0" draw:points="500,0 0,0">
            <text:p/>
          </draw:polygon>
          <draw:polyline draw:style-name="gr26" draw:text-style-name="P1" draw:layer="layout" svg:width="0.549cm" svg:height="0.199cm" svg:x="7.05cm" svg:y="12.6cm" svg:viewBox="0 0 550 200" draw:points="0,200 550,200 550,0 550,200">
            <text:p/>
          </draw:polyline>
          <draw:polyline draw:style-name="gr26" draw:text-style-name="P1" draw:layer="layout" svg:width="0.549cm" svg:height="0.199cm" svg:x="7.05cm" svg:y="13.6cm" svg:viewBox="0 0 550 200" draw:points="0,0 550,0 550,200 550,0">
            <text:p/>
          </draw:polyline>
        </draw:g>
        <draw:g>
          <draw:glue-point draw:id="4" svg:x="-5cm" svg:y="-2.5cm"/>
          <draw:glue-point draw:id="5" svg:x="-5cm" svg:y="2.5cm"/>
          <draw:g>
            <draw:polygon draw:style-name="gr4" draw:text-style-name="P1" draw:layer="layout" svg:width="2.099cm" svg:height="2.399cm" svg:x="14.8cm" svg:y="9.4cm" svg:viewBox="0 0 2100 2400" draw:points="0,2400 0,0 2100,1200">
              <text:p/>
            </draw:polygon>
            <draw:polygon draw:style-name="gr4" draw:text-style-name="P1" draw:layer="layout" svg:width="0.099cm" svg:height="0cm" svg:x="16.9cm" svg:y="10.6cm" svg:viewBox="0 0 100 0" draw:points="0,0 100,0">
              <text:p/>
            </draw:polygon>
          </draw:g>
          <draw:polygon draw:style-name="gr4" draw:text-style-name="P1" draw:layer="layout" svg:width="0.199cm" svg:height="0cm" svg:x="14.6cm" svg:y="10cm" svg:viewBox="0 0 200 0" draw:points="200,0 0,0">
            <text:p/>
          </draw:polygon>
          <draw:g>
            <draw:line draw:style-name="gr2" draw:text-style-name="P1" draw:layer="layout" svg:x1="15.2cm" svg:y1="11cm" svg:x2="15.2cm" svg:y2="11.4cm">
              <text:p/>
            </draw:line>
            <draw:line draw:style-name="gr2" draw:text-style-name="P1" draw:layer="layout" svg:x1="15cm" svg:y1="11.2cm" svg:x2="15.4cm" svg:y2="11.2cm">
              <text:p/>
            </draw:line>
          </draw:g>
          <draw:line draw:style-name="gr2" draw:text-style-name="P1" draw:layer="layout" svg:x1="15cm" svg:y1="10cm" svg:x2="15.4cm" svg:y2="10cm">
            <text:p/>
          </draw:line>
          <draw:polygon draw:style-name="gr4" draw:text-style-name="P1" draw:layer="layout" svg:width="0.199cm" svg:height="0cm" svg:x="14.6cm" svg:y="11.2cm" svg:viewBox="0 0 200 0" draw:points="200,0 0,0">
            <text:p/>
          </draw:polygon>
        </draw:g>
        <draw:g>
          <draw:polygon draw:style-name="gr4" draw:text-style-name="P1" draw:layer="layout" svg:width="2.099cm" svg:height="2.399cm" svg:x="19.8cm" svg:y="10.8cm" svg:viewBox="0 0 2100 2400" draw:points="0,2400 0,0 2100,1200">
            <text:p/>
          </draw:polygon>
          <draw:polygon draw:style-name="gr4" draw:text-style-name="P1" draw:layer="layout" svg:width="0.099cm" svg:height="0cm" svg:x="21.9cm" svg:y="12cm" svg:viewBox="0 0 100 0" draw:points="0,0 100,0">
            <text:p/>
          </draw:polygon>
        </draw:g>
        <draw:g>
          <draw:glue-point draw:id="4" svg:x="-5cm" svg:y="5cm"/>
          <draw:glue-point draw:id="5" svg:x="5cm" svg:y="5cm"/>
          <draw:path draw:style-name="gr9" draw:text-style-name="P1" draw:layer="layout" svg:width="1.599cm" svg:height="0.199cm" svg:x="4.6cm" svg:y="9.8cm" svg:viewBox="0 0 1600 200" svg:d="M200 0c-200 0-200 200-200 200 0 0 0-200 200-200s200 200 200 200c0 0 0-200 200-200s200 200 200 200c0 0 0-200 200-200s200 200 200 200c0 0 0-200 200-200s200 200 200 200c0 0 0-200-200-200">
            <text:p/>
          </draw:path>
        </draw:g>
        <draw:g>
          <draw:glue-point draw:id="4" svg:x="5cm" svg:y="-5cm"/>
          <draw:glue-point draw:id="5" svg:x="5cm" svg:y="5cm"/>
          <draw:polygon draw:style-name="gr26" draw:text-style-name="P1" draw:layer="layout" svg:width="1.599cm" svg:height="0cm" draw:transform="rotate (-1.5707963267949) translate (8.2cm 12.6cm)" svg:viewBox="0 0 1600 0" draw:points="1600,0 0,0">
            <text:p/>
          </draw:polygon>
          <draw:polyline draw:style-name="gr26" draw:text-style-name="P1" draw:layer="layout" svg:width="0.599cm" svg:height="0.399cm" svg:x="8.2cm" svg:y="12.6cm" svg:viewBox="0 0 600 400" draw:points="0,400 600,100 600,0 600,100">
            <text:p/>
          </draw:polyline>
          <draw:polyline draw:style-name="gr26" draw:text-style-name="P1" draw:layer="layout" svg:width="0.099cm" svg:height="0cm" draw:transform="rotate (1.5707963267949) translate (8.8cm 14.2cm)" svg:viewBox="0 0 100 0" draw:points="100,0 0,0 50,0">
            <text:p/>
          </draw:polyline>
          <draw:g>
            <draw:polygon draw:style-name="gr29" draw:text-style-name="P1" draw:layer="layout" svg:width="0.296cm" svg:height="0.299cm" draw:transform="rotate (-0.463733982254894) translate (8.59899999999939cm 13.8319999999997cm)" svg:viewBox="0 0 297 300" draw:points="0,300 0,0 297,150">
              <text:p/>
            </draw:polygon>
            <draw:line draw:style-name="gr32" draw:text-style-name="P1" draw:layer="layout" svg:x1="8.2cm" svg:y1="13.8cm" svg:x2="8.6cm" svg:y2="14cm">
              <text:p/>
            </draw:line>
          </draw:g>
        </draw:g>
        <draw:g>
          <draw:glue-point draw:id="4" svg:x="5cm" svg:y="-5cm"/>
          <draw:glue-point draw:id="5" svg:x="5cm" svg:y="5cm"/>
          <draw:polygon draw:style-name="gr26" draw:text-style-name="P1" draw:layer="layout" svg:width="1.599cm" svg:height="0cm" draw:transform="rotate (-1.5707963267949) translate (9.4cm 12.6cm)" svg:viewBox="0 0 1600 0" draw:points="1600,0 0,0">
            <text:p/>
          </draw:polygon>
          <draw:polyline draw:style-name="gr26" draw:text-style-name="P1" draw:layer="layout" svg:width="0.599cm" svg:height="0.399cm" draw:transform="rotate (-3.14159265358979) translate (10cm 14.2cm)" svg:viewBox="0 0 600 400" draw:points="600,400 0,100 0,0 0,100">
            <text:p/>
          </draw:polyline>
          <draw:g>
            <draw:polygon draw:style-name="gr29" draw:text-style-name="P1" draw:layer="layout" svg:width="0.3cm" svg:height="0.297cm" draw:transform="rotate (0.463733982254893) translate (9.333cm 12.8670000000004cm)" svg:viewBox="0 0 301 298" draw:points="301,298 300,0 0,149">
              <text:p/>
            </draw:polygon>
            <draw:polyline draw:style-name="gr32" draw:text-style-name="P1" draw:layer="layout" svg:width="0.491cm" svg:height="0.089cm" draw:transform="rotate (-2.6778586713349) translate (10.0400000000001cm 12.6799999999998cm)" svg:viewBox="0 0 492 90" draw:points="45,0 0,90 45,0 492,0">
              <text:p/>
            </draw:polyline>
          </draw:g>
        </draw:g>
        <draw:frame draw:style-name="gr33" draw:text-style-name="P5" draw:layer="layout" svg:width="15.2cm" svg:height="0.8cm" svg:x="0.2cm" svg:y="20.6cm">
          <draw:text-box>
            <text:p text:style-name="P4"><text:span text:style-name="T3">*See page named “Tips” (Bottom left of window) before using.</text:span></text:p>
          </draw:text-box>
        </draw:frame>
        <draw:g>
          <draw:glue-point draw:id="4" svg:x="-5cm" svg:y="-2.5cm"/>
          <draw:glue-point draw:id="5" svg:x="-5cm" svg:y="2.5cm"/>
          <draw:glue-point draw:id="6" svg:x="5cm" svg:y="-2.5cm"/>
          <draw:glue-point draw:id="7" svg:x="5cm" svg:y="2.5cm"/>
          <draw:g>
            <draw:polygon draw:style-name="gr4" draw:text-style-name="P1" draw:layer="layout" svg:width="2.099cm" svg:height="2.399cm" svg:x="14.8cm" svg:y="12.2cm" svg:viewBox="0 0 2100 2400" draw:points="0,2400 0,0 2100,1200">
              <text:p/>
            </draw:polygon>
            <draw:polygon draw:style-name="gr4" draw:text-style-name="P1" draw:layer="layout" svg:width="1.149cm" svg:height="0cm" svg:x="15.85cm" svg:y="14cm" svg:viewBox="0 0 1150 0" draw:points="1150,0 0,0">
              <text:p/>
            </draw:polygon>
            <draw:polygon draw:style-name="gr4" draw:text-style-name="P1" draw:layer="layout" svg:width="1.149cm" svg:height="0cm" svg:x="15.85cm" svg:y="12.8cm" svg:viewBox="0 0 1150 0" draw:points="1150,0 0,0">
              <text:p/>
            </draw:polygon>
          </draw:g>
          <draw:polygon draw:style-name="gr4" draw:text-style-name="P1" draw:layer="layout" svg:width="0.199cm" svg:height="0cm" svg:x="14.6cm" svg:y="12.8cm" svg:viewBox="0 0 200 0" draw:points="200,0 0,0">
            <text:p/>
          </draw:polygon>
          <draw:g>
            <draw:line draw:style-name="gr2" draw:text-style-name="P1" draw:layer="layout" svg:x1="15.2cm" svg:y1="13.8cm" svg:x2="15.2cm" svg:y2="14.2cm">
              <text:p/>
            </draw:line>
            <draw:line draw:style-name="gr2" draw:text-style-name="P1" draw:layer="layout" svg:x1="15cm" svg:y1="14cm" svg:x2="15.4cm" svg:y2="14cm">
              <text:p/>
            </draw:line>
          </draw:g>
          <draw:line draw:style-name="gr2" draw:text-style-name="P1" draw:layer="layout" svg:x1="15cm" svg:y1="12.8cm" svg:x2="15.4cm" svg:y2="12.8cm">
            <text:p/>
          </draw:line>
          <draw:polygon draw:style-name="gr4" draw:text-style-name="P1" draw:layer="layout" svg:width="0.199cm" svg:height="0cm" svg:x="14.6cm" svg:y="14cm" svg:viewBox="0 0 200 0" draw:points="200,0 0,0">
            <text:p/>
          </draw:polygon>
          <draw:g>
            <draw:line draw:style-name="gr2" draw:text-style-name="P1" draw:layer="layout" svg:x1="15.7cm" svg:y1="12.9cm" svg:x2="15.7cm" svg:y2="13.3cm">
              <text:p/>
            </draw:line>
            <draw:line draw:style-name="gr2" draw:text-style-name="P1" draw:layer="layout" svg:x1="15.5cm" svg:y1="13.1cm" svg:x2="15.9cm" svg:y2="13.1cm">
              <text:p/>
            </draw:line>
          </draw:g>
          <draw:line draw:style-name="gr2" draw:text-style-name="P1" draw:layer="layout" svg:x1="15.5cm" svg:y1="13.7cm" svg:x2="15.9cm" svg:y2="13.7cm">
            <text:p/>
          </draw:line>
        </draw:g>
        <draw:g>
          <draw:glue-point draw:id="4" svg:x="-5cm" svg:y="-2.5cm"/>
          <draw:glue-point draw:id="5" svg:x="-5cm" svg:y="2.5cm"/>
          <draw:glue-point draw:id="6" svg:x="5cm" svg:y="2.5cm"/>
          <draw:glue-point draw:id="7" svg:x="5cm" svg:y="-2.5cm"/>
          <draw:g>
            <draw:polygon draw:style-name="gr4" draw:text-style-name="P1" draw:layer="layout" svg:width="2.099cm" svg:height="2.399cm" svg:x="17.4cm" svg:y="12.2cm" svg:viewBox="0 0 2100 2400" draw:points="0,2400 0,0 2100,800 2100,1600">
              <text:p/>
            </draw:polygon>
            <draw:polygon draw:style-name="gr4" draw:text-style-name="P1" draw:layer="layout" svg:width="0.599cm" svg:height="0cm" svg:x="19cm" svg:y="14cm" svg:viewBox="0 0 600 0" draw:points="600,0 0,0">
              <text:p/>
            </draw:polygon>
            <draw:polygon draw:style-name="gr4" draw:text-style-name="P1" draw:layer="layout" svg:width="0.599cm" svg:height="0cm" svg:x="19cm" svg:y="12.8cm" svg:viewBox="0 0 600 0" draw:points="600,0 0,0">
              <text:p/>
            </draw:polygon>
          </draw:g>
          <draw:polygon draw:style-name="gr4" draw:text-style-name="P1" draw:layer="layout" svg:width="0.199cm" svg:height="0cm" svg:x="17.2cm" svg:y="12.8cm" svg:viewBox="0 0 200 0" draw:points="200,0 0,0">
            <text:p/>
          </draw:polygon>
          <draw:g>
            <draw:line draw:style-name="gr2" draw:text-style-name="P1" draw:layer="layout" svg:x1="17.8cm" svg:y1="13.8cm" svg:x2="17.8cm" svg:y2="14.2cm">
              <text:p/>
            </draw:line>
            <draw:line draw:style-name="gr2" draw:text-style-name="P1" draw:layer="layout" svg:x1="17.6cm" svg:y1="14cm" svg:x2="18cm" svg:y2="14cm">
              <text:p/>
            </draw:line>
          </draw:g>
          <draw:line draw:style-name="gr2" draw:text-style-name="P1" draw:layer="layout" svg:x1="17.6cm" svg:y1="12.8cm" svg:x2="18cm" svg:y2="12.8cm">
            <text:p/>
          </draw:line>
          <draw:polygon draw:style-name="gr4" draw:text-style-name="P1" draw:layer="layout" svg:width="0.199cm" svg:height="0cm" svg:x="17.2cm" svg:y="14cm" svg:viewBox="0 0 200 0" draw:points="200,0 0,0">
            <text:p/>
          </draw:polygon>
          <draw:g>
            <draw:line draw:style-name="gr2" draw:text-style-name="P1" draw:layer="layout" svg:x1="18.5cm" svg:y1="13.6cm" svg:x2="18.5cm" svg:y2="14cm">
              <text:p/>
            </draw:line>
            <draw:line draw:style-name="gr2" draw:text-style-name="P1" draw:layer="layout" svg:x1="18.3cm" svg:y1="13.8cm" svg:x2="18.7cm" svg:y2="13.8cm">
              <text:p/>
            </draw:line>
          </draw:g>
          <draw:line draw:style-name="gr2" draw:text-style-name="P1" draw:layer="layout" svg:x1="18.3cm" svg:y1="13cm" svg:x2="18.7cm" svg:y2="13cm">
            <text:p/>
          </draw:line>
        </draw:g>
        <draw:g>
          <draw:glue-point draw:id="4" svg:x="-5cm" svg:y="-2.5cm"/>
          <draw:glue-point draw:id="5" svg:x="-5cm" svg:y="2.5cm"/>
          <draw:g>
            <draw:polygon draw:style-name="gr4" draw:text-style-name="P1" draw:layer="layout" svg:width="2.099cm" svg:height="2.399cm" svg:x="17.4cm" svg:y="9.4cm" svg:viewBox="0 0 2100 2400" draw:points="0,2400 0,0 2100,800 2100,1600">
              <text:p/>
            </draw:polygon>
            <draw:polygon draw:style-name="gr4" draw:text-style-name="P1" draw:layer="layout" svg:width="0.099cm" svg:height="0cm" svg:x="19.5cm" svg:y="10.6cm" svg:viewBox="0 0 100 0" draw:points="0,0 100,0">
              <text:p/>
            </draw:polygon>
          </draw:g>
          <draw:polygon draw:style-name="gr4" draw:text-style-name="P1" draw:layer="layout" svg:width="0.199cm" svg:height="0cm" svg:x="17.2cm" svg:y="10cm" svg:viewBox="0 0 200 0" draw:points="200,0 0,0">
            <text:p/>
          </draw:polygon>
          <draw:g>
            <draw:line draw:style-name="gr2" draw:text-style-name="P1" draw:layer="layout" svg:x1="17.8cm" svg:y1="11cm" svg:x2="17.8cm" svg:y2="11.4cm">
              <text:p/>
            </draw:line>
            <draw:line draw:style-name="gr2" draw:text-style-name="P1" draw:layer="layout" svg:x1="17.6cm" svg:y1="11.2cm" svg:x2="18cm" svg:y2="11.2cm">
              <text:p/>
            </draw:line>
          </draw:g>
          <draw:line draw:style-name="gr2" draw:text-style-name="P1" draw:layer="layout" svg:x1="17.6cm" svg:y1="10cm" svg:x2="18cm" svg:y2="10cm">
            <text:p/>
          </draw:line>
          <draw:polygon draw:style-name="gr4" draw:text-style-name="P1" draw:layer="layout" svg:width="0.199cm" svg:height="0cm" svg:x="17.2cm" svg:y="11.2cm" svg:viewBox="0 0 200 0" draw:points="200,0 0,0">
            <text:p/>
          </draw:polygon>
        </draw:g>
        <draw:g>
          <draw:polygon draw:style-name="gr30" draw:text-style-name="P1" draw:layer="layout" svg:width="1.599cm" svg:height="0cm" svg:x="1.8cm" svg:y="4.2cm" svg:viewBox="0 0 1600 0" draw:points="0,0 1600,0">
            <text:p/>
          </draw:polygon>
          <draw:polygon draw:style-name="gr30" draw:text-style-name="P1" draw:layer="layout" svg:width="0.199cm" svg:height="0cm" draw:transform="rotate (1.5707963267949) translate (2.6cm 4.4cm)" svg:viewBox="0 0 200 0" draw:points="200,0 0,0">
            <text:p/>
          </draw:polygon>
        </draw:g>
        <draw:g>
          <draw:g xml:id="id9" draw:id="id9">
            <draw:polygon draw:style-name="gr30" draw:text-style-name="P1" draw:layer="layout" svg:width="1.599cm" svg:height="0cm" svg:x="24.2cm" svg:y="13cm" svg:viewBox="0 0 1600 0" draw:points="0,0 1600,0">
              <text:p/>
            </draw:polygon>
            <draw:polygon draw:style-name="gr30" draw:text-style-name="P1" draw:layer="layout" svg:width="0.199cm" svg:height="0cm" draw:transform="rotate (1.5707963267949) translate (25cm 13.2cm)" svg:viewBox="0 0 200 0" draw:points="200,0 0,0">
              <text:p/>
            </draw:polygon>
          </draw:g>
          <draw:polyline draw:style-name="gr4" draw:text-style-name="P1" xml:id="id5" draw:id="id5" draw:layer="layout" svg:width="1.199cm" svg:height="0.399cm" draw:transform="rotate (1.5707963267949) translate (24.0000000000004cm 15.4000000000003cm)" svg:viewBox="0 0 1200 400" draw:points="100,400 0,200 100,400 300,0 500,400 700,0 900,400 1100,0 1200,200 1100,0">
            <text:p/>
          </draw:polyline>
          <draw:g xml:id="id6" draw:id="id6">
            <draw:glue-point draw:id="4" svg:x="5cm" svg:y="-5cm"/>
            <draw:glue-point draw:id="5" svg:x="5cm" svg:y="5cm"/>
            <draw:polygon draw:style-name="gr26" draw:text-style-name="P1" draw:layer="layout" svg:width="1.599cm" svg:height="0cm" draw:transform="rotate (-1.5707963267949) translate (23.6cm 16.2cm)" svg:viewBox="0 0 1600 0" draw:points="1600,0 0,0">
              <text:p/>
            </draw:polygon>
            <draw:polyline draw:style-name="gr26" draw:text-style-name="P1" draw:layer="layout" svg:width="0.599cm" svg:height="0.399cm" svg:x="23.6cm" svg:y="16.2cm" svg:viewBox="0 0 600 400" draw:points="0,400 600,100 600,0 600,100">
              <text:p/>
            </draw:polyline>
            <draw:polyline draw:style-name="gr26" draw:text-style-name="P1" draw:layer="layout" svg:width="0.099cm" svg:height="0cm" draw:transform="rotate (1.5707963267949) translate (24.2cm 17.8cm)" svg:viewBox="0 0 100 0" draw:points="100,0 0,0 50,0">
              <text:p/>
            </draw:polyline>
            <draw:g>
              <draw:polygon draw:style-name="gr29" draw:text-style-name="P1" draw:layer="layout" svg:width="0.297cm" svg:height="0.3cm" draw:transform="rotate (-0.463733982254894) translate (24cm 17.432cm)" svg:viewBox="0 0 298 301" draw:points="5,301 0,0 298,150">
                <text:p/>
              </draw:polygon>
              <draw:line draw:style-name="gr32" draw:text-style-name="P1" draw:layer="layout" svg:x1="23.6cm" svg:y1="17.4cm" svg:x2="24cm" svg:y2="17.6cm">
                <text:p/>
              </draw:line>
            </draw:g>
          </draw:g>
          <draw:g xml:id="id4" draw:id="id4">
            <draw:g>
              <draw:circle draw:style-name="gr3" draw:text-style-name="P1" draw:layer="layout" svg:width="1.2cm" svg:height="1.2cm" svg:x="24.4cm" svg:y="19cm">
                <text:p/>
              </draw:circle>
            </draw:g>
            <draw:polygon draw:style-name="gr2" draw:text-style-name="P1" draw:layer="layout" svg:width="0.649cm" svg:height="0cm" draw:transform="rotate (-1.5707963267949) translate (25cm 19.15cm)" svg:viewBox="0 0 650 0" draw:points="650,0 0,0">
              <text:p/>
            </draw:polygon>
            <draw:polygon draw:style-name="gr6" draw:text-style-name="P1" draw:layer="layout" svg:width="0.199cm" svg:height="0.299cm" svg:x="24.9cm" svg:y="19.75cm" svg:viewBox="0 0 200 300" draw:points="0,0 100,300 200,0">
              <text:p/>
            </draw:polygon>
          </draw:g>
          <draw:g xml:id="id3" draw:id="id3">
            <draw:polygon draw:style-name="gr17" draw:text-style-name="P1" draw:layer="layout" svg:width="0.799cm" svg:height="0cm" svg:x="24.6cm" svg:y="20.9cm" svg:viewBox="0 0 800 0" draw:points="800,0 0,0">
              <text:p/>
            </draw:polygon>
            <draw:polygon draw:style-name="gr17" draw:text-style-name="P1" draw:layer="layout" svg:width="0.499cm" svg:height="0cm" svg:x="24.75cm" svg:y="21.05cm" svg:viewBox="0 0 500 0" draw:points="500,0 0,0">
              <text:p/>
            </draw:polygon>
            <draw:polygon draw:style-name="gr17" draw:text-style-name="P1" draw:layer="layout" svg:width="0.199cm" svg:height="0cm" svg:x="24.9cm" svg:y="21.2cm" svg:viewBox="0 0 200 0" draw:points="200,0 0,0">
              <text:p/>
            </draw:polygon>
            <draw:polygon draw:style-name="gr17" draw:text-style-name="P1" draw:layer="layout" svg:width="0cm" svg:height="0.099cm" svg:x="25cm" svg:y="20.8cm" svg:viewBox="0 0 0 100" draw:points="0,100 0,0">
              <text:p/>
            </draw:polygon>
          </draw:g>
          <draw:g>
            <draw:circle draw:style-name="gr34" draw:text-style-name="P1" draw:layer="layout" svg:width="0.4cm" svg:height="0.4cm" svg:x="24cm" svg:y="15.6cm">
              <text:p/>
            </draw:circle>
            <draw:circle draw:style-name="gr6" draw:text-style-name="P1" draw:layer="layout" svg:width="0.2cm" svg:height="0.2cm" svg:x="24.1cm" svg:y="15.7cm">
              <text:p/>
            </draw:circle>
          </draw:g>
          <draw:connector draw:style-name="gr23" draw:text-style-name="P1" draw:layer="layout" draw:type="line" svg:x1="25cm" svg:y1="20.8cm" svg:x2="25cm" svg:y2="20.2cm" draw:start-shape="id3" draw:start-glue-point="0" draw:end-shape="id4" draw:end-glue-point="2" svg:d="M25000 20800v-600" svg:viewBox="0 0 1 601">
            <text:p/>
          </draw:connector>
          <draw:connector draw:style-name="gr23" draw:text-style-name="P1" draw:layer="layout" draw:type="line" svg:x1="24.2cm" svg:y1="15.4cm" svg:x2="24.2cm" svg:y2="16.2cm" draw:start-shape="id5" draw:start-glue-point="2" draw:end-shape="id6" draw:end-glue-point="4" svg:d="M24200 15400v800" svg:viewBox="0 0 1 801">
            <text:p/>
          </draw:connector>
          <draw:polyline draw:style-name="gr4" draw:text-style-name="P1" xml:id="id7" draw:id="id7" draw:layer="layout" svg:width="1.199cm" svg:height="0.399cm" draw:transform="rotate (-1.5707963267949) translate (26cm 14.1999999999999cm)" svg:viewBox="0 0 1200 400" draw:points="1100,400 1200,200 1100,400 900,0 700,400 500,0 300,400 100,0 0,200 100,0">
            <text:p/>
          </draw:polyline>
          <draw:g xml:id="id8" draw:id="id8">
            <draw:glue-point draw:id="4" svg:x="-5cm" svg:y="-5cm"/>
            <draw:glue-point draw:id="5" svg:x="-5cm" svg:y="5cm"/>
            <draw:polygon draw:style-name="gr26" draw:text-style-name="P1" draw:layer="layout" svg:width="1.599cm" svg:height="0cm" draw:transform="rotate (1.5707963267949) translate (26.4cm 17.8cm)" svg:viewBox="0 0 1600 0" draw:points="0,0 1600,0">
              <text:p/>
            </draw:polygon>
            <draw:polyline draw:style-name="gr26" draw:text-style-name="P1" draw:layer="layout" svg:width="0.599cm" svg:height="0.399cm" svg:x="25.8cm" svg:y="16.2cm" svg:viewBox="0 0 600 400" draw:points="600,400 0,100 0,0 0,100">
              <text:p/>
            </draw:polyline>
            <draw:polyline draw:style-name="gr26" draw:text-style-name="P1" draw:layer="layout" svg:width="0.099cm" svg:height="0cm" draw:transform="rotate (-1.5707963267949) translate (25.8cm 17.7cm)" svg:viewBox="0 0 100 0" draw:points="0,0 100,0 50,0">
              <text:p/>
            </draw:polyline>
            <draw:g>
              <draw:polygon draw:style-name="gr29" draw:text-style-name="P1" draw:layer="layout" svg:width="0.298cm" svg:height="0.296cm" draw:transform="rotate (0.463733982254893) translate (25.736cm 17.5680000000004cm)" svg:viewBox="0 0 299 297" draw:points="299,297 299,0 0,147">
                <text:p/>
              </draw:polygon>
              <draw:line draw:style-name="gr32" draw:text-style-name="P1" draw:layer="layout" svg:x1="26.4cm" svg:y1="17.4cm" svg:x2="26cm" svg:y2="17.6cm">
                <text:p/>
              </draw:line>
            </draw:g>
          </draw:g>
          <draw:connector draw:style-name="gr23" draw:text-style-name="P1" draw:layer="layout" draw:type="line" svg:x1="25.8cm" svg:y1="15.4cm" svg:x2="25.8cm" svg:y2="16.2cm" draw:start-shape="id7" draw:start-glue-point="2" draw:end-shape="id8" draw:end-glue-point="4" svg:d="M25800 15400v800" svg:viewBox="0 0 1 801">
            <text:p/>
          </draw:connector>
          <draw:connector draw:style-name="gr23" draw:text-style-name="P1" draw:layer="layout" svg:x1="25cm" svg:y1="19cm" svg:x2="24.2cm" svg:y2="17.8cm" draw:start-shape="id4" draw:start-glue-point="0" draw:end-shape="id6" draw:end-glue-point="5" svg:d="M25000 19000v-600h-800v-600" svg:viewBox="0 0 801 1201">
            <text:p/>
          </draw:connector>
          <draw:connector draw:style-name="gr23" draw:text-style-name="P1" draw:layer="layout" svg:x1="25.8cm" svg:y1="17.8cm" svg:x2="25cm" svg:y2="19cm" draw:start-shape="id8" draw:start-glue-point="5" draw:end-shape="id4" draw:end-glue-point="0" svg:d="M25800 17800v600h-800v600" svg:viewBox="0 0 801 1201">
            <text:p/>
          </draw:connector>
          <draw:g>
            <draw:line draw:style-name="gr23" draw:text-style-name="P1" draw:layer="layout" svg:x1="23.2cm" svg:y1="15.8cm" svg:x2="24.2cm" svg:y2="15.8cm">
              <text:p/>
            </draw:line>
            <draw:g>
              <draw:circle draw:style-name="gr12" draw:text-style-name="P1" draw:layer="layout" svg:width="0.25cm" svg:height="0.25cm" svg:x="23.075cm" svg:y="15.675cm">
                <text:p/>
              </draw:circle>
              <draw:rect draw:style-name="gr13" draw:text-style-name="P1" draw:layer="layout" svg:width="0.4cm" svg:height="0.4cm" svg:x="23cm" svg:y="15.6cm">
                <text:p/>
              </draw:rect>
            </draw:g>
          </draw:g>
          <draw:g>
            <draw:circle draw:style-name="gr34" draw:text-style-name="P1" draw:layer="layout" svg:width="0.4cm" svg:height="0.4cm" svg:x="25.6cm" svg:y="15.6cm">
              <text:p/>
            </draw:circle>
            <draw:circle draw:style-name="gr6" draw:text-style-name="P1" draw:layer="layout" svg:width="0.2cm" svg:height="0.2cm" svg:x="25.7cm" svg:y="15.7cm">
              <text:p/>
            </draw:circle>
          </draw:g>
          <draw:g>
            <draw:circle draw:style-name="gr34" draw:text-style-name="P1" draw:layer="layout" svg:width="0.4cm" svg:height="0.4cm" svg:x="24.8cm" svg:y="18.2cm">
              <text:p/>
            </draw:circle>
            <draw:circle draw:style-name="gr6" draw:text-style-name="P1" draw:layer="layout" svg:width="0.2cm" svg:height="0.2cm" svg:x="24.9cm" svg:y="18.3cm">
              <text:p/>
            </draw:circle>
          </draw:g>
          <draw:connector draw:style-name="gr23" draw:text-style-name="P1" draw:layer="layout" svg:x1="24.2cm" svg:y1="14.2cm" svg:x2="25cm" svg:y2="13.2cm" draw:start-shape="id5" draw:start-glue-point="0" draw:end-shape="id9" draw:end-glue-point="2" svg:d="M24200 14200v-500h800v-500" svg:viewBox="0 0 801 1001">
            <text:p/>
          </draw:connector>
          <draw:connector draw:style-name="gr23" draw:text-style-name="P1" draw:layer="layout" svg:x1="25.8cm" svg:y1="14.2cm" svg:x2="25cm" svg:y2="13.2cm" draw:start-shape="id7" draw:start-glue-point="0" draw:end-shape="id9" draw:end-glue-point="2" svg:d="M25800 14200v-500h-800v-500" svg:viewBox="0 0 801 1001">
            <text:p/>
          </draw:connector>
          <draw:g>
            <draw:line draw:style-name="gr23" draw:text-style-name="P1" draw:layer="layout" svg:x1="22.6cm" svg:y1="17cm" svg:x2="23.6cm" svg:y2="17cm">
              <text:p/>
            </draw:line>
            <draw:g>
              <draw:circle draw:style-name="gr12" draw:text-style-name="P1" draw:layer="layout" svg:width="0.25cm" svg:height="0.25cm" svg:x="22.475cm" svg:y="16.875cm">
                <text:p/>
              </draw:circle>
              <draw:rect draw:style-name="gr13" draw:text-style-name="P1" draw:layer="layout" svg:width="0.4cm" svg:height="0.4cm" svg:x="22.4cm" svg:y="16.8cm">
                <text:p/>
              </draw:rect>
            </draw:g>
          </draw:g>
          <draw:g>
            <draw:line draw:style-name="gr23" draw:text-style-name="P1" draw:layer="layout" svg:x1="26.8cm" svg:y1="15.8cm" svg:x2="25.8cm" svg:y2="15.8cm">
              <text:p/>
            </draw:line>
            <draw:g>
              <draw:circle draw:style-name="gr12" draw:text-style-name="P1" draw:layer="layout" svg:width="0.25cm" svg:height="0.25cm" svg:x="26.675cm" svg:y="15.675cm">
                <text:p/>
              </draw:circle>
              <draw:rect draw:style-name="gr13" draw:text-style-name="P1" draw:layer="layout" svg:width="0.4cm" svg:height="0.4cm" svg:x="26.6cm" svg:y="15.6cm">
                <text:p/>
              </draw:rect>
            </draw:g>
          </draw:g>
          <draw:g>
            <draw:line draw:style-name="gr23" draw:text-style-name="P1" draw:layer="layout" svg:x1="27.4cm" svg:y1="17cm" svg:x2="26.4cm" svg:y2="17cm">
              <text:p/>
            </draw:line>
            <draw:g>
              <draw:circle draw:style-name="gr12" draw:text-style-name="P1" draw:layer="layout" svg:width="0.25cm" svg:height="0.25cm" svg:x="27.275cm" svg:y="16.875cm">
                <text:p/>
              </draw:circle>
              <draw:rect draw:style-name="gr13" draw:text-style-name="P1" draw:layer="layout" svg:width="0.4cm" svg:height="0.4cm" svg:x="27.2cm" svg:y="16.8cm">
                <text:p/>
              </draw:rect>
            </draw:g>
          </draw:g>
        </draw:g>
        <draw:rect draw:style-name="gr35" draw:text-style-name="P2" draw:layer="layout" svg:width="1cm" svg:height="1cm" svg:x="7.2cm" svg:y="6.8cm">
          <text:p text:style-name="P2"><text:span text:style-name="T4">R</text:span><text:span text:style-name="T5">G</text:span></text:p>
        </draw:rect>
        <draw:g>
          <draw:glue-point draw:id="4" svg:x="-4.666cm" svg:y="-3.571cm"/>
          <draw:glue-point draw:id="5" svg:x="-4.666cm" svg:y="3.571cm"/>
          <draw:glue-point draw:id="6" svg:x="4.666cm" svg:y="3.571cm"/>
          <draw:glue-point draw:id="7" svg:x="4.666cm" svg:y="-3.571cm"/>
          <draw:g>
            <draw:line draw:style-name="gr23" draw:text-style-name="P1" draw:layer="layout" svg:x1="1cm" svg:y1="15.6cm" svg:x2="1.8cm" svg:y2="15.6cm">
              <text:p/>
            </draw:line>
            <draw:g>
              <draw:circle draw:style-name="gr12" draw:text-style-name="P1" draw:layer="layout" svg:width="0.25cm" svg:height="0.25cm" svg:x="0.875cm" svg:y="15.475cm">
                <text:p/>
              </draw:circle>
              <draw:rect draw:style-name="gr13" draw:text-style-name="P1" draw:layer="layout" svg:width="0.4cm" svg:height="0.4cm" svg:x="0.8cm" svg:y="15.4cm">
                <text:p/>
              </draw:rect>
            </draw:g>
          </draw:g>
          <draw:rect draw:style-name="gr3" draw:text-style-name="P6" draw:layer="layout" svg:width="4cm" svg:height="2.8cm" svg:x="1.8cm" svg:y="15.2cm">
            <text:p/>
          </draw:rect>
          <draw:g>
            <draw:line draw:style-name="gr23" draw:text-style-name="P1" draw:layer="layout" svg:x1="1cm" svg:y1="17.6cm" svg:x2="1.8cm" svg:y2="17.6cm">
              <text:p/>
            </draw:line>
            <draw:g>
              <draw:circle draw:style-name="gr12" draw:text-style-name="P1" draw:layer="layout" svg:width="0.25cm" svg:height="0.25cm" svg:x="0.875cm" svg:y="17.475cm">
                <text:p/>
              </draw:circle>
              <draw:rect draw:style-name="gr13" draw:text-style-name="P1" draw:layer="layout" svg:width="0.4cm" svg:height="0.4cm" svg:x="0.8cm" svg:y="17.4cm">
                <text:p/>
              </draw:rect>
            </draw:g>
          </draw:g>
          <draw:g>
            <draw:line draw:style-name="gr23" draw:text-style-name="P1" draw:layer="layout" svg:x1="6.6cm" svg:y1="15.6cm" svg:x2="5.8cm" svg:y2="15.6cm">
              <text:p/>
            </draw:line>
            <draw:g>
              <draw:circle draw:style-name="gr12" draw:text-style-name="P1" draw:layer="layout" svg:width="0.25cm" svg:height="0.25cm" svg:x="6.475cm" svg:y="15.475cm">
                <text:p/>
              </draw:circle>
              <draw:rect draw:style-name="gr13" draw:text-style-name="P1" draw:layer="layout" svg:width="0.4cm" svg:height="0.4cm" svg:x="6.4cm" svg:y="15.4cm">
                <text:p/>
              </draw:rect>
            </draw:g>
          </draw:g>
          <draw:g>
            <draw:line draw:style-name="gr23" draw:text-style-name="P1" draw:layer="layout" svg:x1="6.6cm" svg:y1="17.6cm" svg:x2="5.8cm" svg:y2="17.6cm">
              <text:p/>
            </draw:line>
            <draw:g>
              <draw:circle draw:style-name="gr12" draw:text-style-name="P1" draw:layer="layout" svg:width="0.25cm" svg:height="0.25cm" svg:x="6.475cm" svg:y="17.475cm">
                <text:p/>
              </draw:circle>
              <draw:rect draw:style-name="gr13" draw:text-style-name="P1" draw:layer="layout" svg:width="0.4cm" svg:height="0.4cm" svg:x="6.4cm" svg:y="17.4cm">
                <text:p/>
              </draw:rect>
            </draw:g>
          </draw:g>
        </draw:g>
        <draw:g>
          <draw:circle draw:style-name="gr3" draw:text-style-name="P1" draw:layer="layout" svg:width="1.2cm" svg:height="1.2cm" svg:x="7.6cm" svg:y="0.4cm">
            <text:p/>
          </draw:circle>
          <draw:polygon draw:style-name="gr8" draw:text-style-name="P1" draw:layer="layout" svg:width="0cm" svg:height="0.599cm" svg:x="8.2cm" svg:y="0.7cm" svg:viewBox="0 0 0 600" draw:points="0,0 0,600">
            <text:p/>
          </draw:polygon>
          <draw:polygon draw:style-name="gr8" draw:text-style-name="P1" draw:layer="layout" svg:width="0.599cm" svg:height="0cm" svg:x="7.9cm" svg:y="1cm" svg:viewBox="0 0 600 0" draw:points="600,0 0,0">
            <text:p/>
          </draw:polygon>
        </draw:g>
        <draw:g>
          <draw:circle draw:style-name="gr3" draw:text-style-name="P1" draw:layer="layout" svg:width="1.2cm" svg:height="1.2cm" svg:x="7.6cm" svg:y="2.2cm">
            <text:p/>
          </draw:circle>
          <draw:polygon draw:style-name="gr8" draw:text-style-name="P1" draw:layer="layout" svg:width="0.399cm" svg:height="0.399cm" svg:x="8cm" svg:y="2.6cm" svg:viewBox="0 0 400 400" draw:points="400,400 0,0">
            <text:p/>
          </draw:polygon>
          <draw:polygon draw:style-name="gr8" draw:text-style-name="P1" draw:layer="layout" svg:width="0.399cm" svg:height="0.399cm" svg:x="8cm" svg:y="2.6cm" svg:viewBox="0 0 400 400" draw:points="400,0 0,400">
            <text:p/>
          </draw:polygon>
        </draw:g>
        <draw:g>
          <draw:circle draw:style-name="gr3" draw:text-style-name="P1" draw:layer="layout" svg:width="1.2cm" svg:height="1.2cm" svg:x="6.2cm" svg:y="0.4cm">
            <text:p/>
          </draw:circle>
          <draw:line draw:style-name="gr8" draw:text-style-name="P1" draw:layer="layout" svg:x1="6.8cm" svg:y1="0.4cm" svg:x2="6.8cm" svg:y2="1.6cm">
            <text:p/>
          </draw:line>
          <draw:line draw:style-name="gr8" draw:text-style-name="P1" draw:layer="layout" svg:x1="7.4cm" svg:y1="1cm" svg:x2="6.2cm" svg:y2="1cm">
            <text:p/>
          </draw:line>
        </draw:g>
        <draw:g>
          <draw:circle draw:style-name="gr3" draw:text-style-name="P1" draw:layer="layout" svg:width="1.2cm" svg:height="1.2cm" svg:x="6.2cm" svg:y="2.2cm">
            <text:p/>
          </draw:circle>
          <draw:line draw:style-name="gr8" draw:text-style-name="P1" draw:layer="layout" svg:x1="7.2cm" svg:y1="3.2cm" svg:x2="6.4cm" svg:y2="2.4cm">
            <text:p/>
          </draw:line>
          <draw:line draw:style-name="gr8" draw:text-style-name="P1" draw:layer="layout" svg:x1="6.4cm" svg:y1="3.2cm" svg:x2="7.2cm" svg:y2="2.4cm">
            <text:p/>
          </draw:line>
        </draw:g>
        <draw:line draw:style-name="gr36" draw:text-style-name="P1" draw:layer="layout" svg:x1="0.4cm" svg:y1="15.2cm" svg:x2="1.6cm" svg:y2="15.2cm">
          <text:p/>
        </draw:line>
        <draw:polygon draw:style-name="gr5" draw:text-style-name="P1" draw:layer="layout" svg:width="1.199cm" svg:height="1.199cm" svg:x="6.4cm" svg:y="4cm" svg:viewBox="0 0 1200 1200" draw:points="400,0 800,0 800,600 1200,600 600,1200 0,600 400,600">
          <text:p/>
        </draw:polygon>
        <draw:circle draw:style-name="gr37" draw:text-style-name="P1" draw:layer="layout" svg:width="1.2cm" svg:height="1.2cm" svg:x="9cm" svg:y="0.4cm">
          <text:p text:style-name="P1">∑</text:p>
        </draw:circle>
        <draw:rect draw:style-name="gr38" draw:text-style-name="P1" draw:layer="layout" svg:width="1.2cm" svg:height="1.2cm" svg:x="9cm" svg:y="2.2cm">
          <text:p text:style-name="P2">z<text:span text:style-name="T6"> –1</text:span></text:p>
        </draw:rect>
        <draw:g>
          <draw:glue-point draw:id="4" svg:x="-3.918cm" svg:y="-3.421cm"/>
          <draw:glue-point draw:id="5" svg:x="-4.729cm" svg:y="-1.842cm"/>
          <draw:glue-point draw:id="6" svg:x="-3.918cm" svg:y="1.842cm"/>
          <draw:glue-point draw:id="7" svg:x="-4.729cm" svg:y="3.421cm"/>
          <draw:glue-point draw:id="8" svg:x="4.729cm" svg:y="-3.421cm"/>
          <draw:glue-point draw:id="9" svg:x="3.918cm" svg:y="-1.842cm"/>
          <draw:glue-point draw:id="10" svg:x="4.729cm" svg:y="1.842cm"/>
          <draw:glue-point draw:id="11" svg:x="3.918cm" svg:y="3.421cm"/>
          <draw:g>
            <draw:g>
              <draw:line draw:style-name="gr23" draw:text-style-name="P1" draw:layer="layout" svg:x1="7.2cm" svg:y1="16.2cm" svg:x2="8.4cm" svg:y2="16.2cm">
                <text:p/>
              </draw:line>
              <draw:g>
                <draw:circle draw:style-name="gr12" draw:text-style-name="P1" draw:layer="layout" svg:width="0.25cm" svg:height="0.25cm" svg:x="7.075cm" svg:y="16.075cm">
                  <text:p/>
                </draw:circle>
                <draw:rect draw:style-name="gr13" draw:text-style-name="P1" draw:layer="layout" svg:width="0.4cm" svg:height="0.4cm" svg:x="7cm" svg:y="16cm">
                  <text:p/>
                </draw:rect>
              </draw:g>
            </draw:g>
            <draw:g>
              <draw:line draw:style-name="gr23" draw:text-style-name="P1" draw:layer="layout" svg:x1="7.8cm" svg:y1="15.6cm" svg:x2="9cm" svg:y2="15.6cm">
                <text:p/>
              </draw:line>
              <draw:g>
                <draw:circle draw:style-name="gr12" draw:text-style-name="P1" draw:layer="layout" svg:width="0.25cm" svg:height="0.25cm" svg:x="7.675cm" svg:y="15.475cm">
                  <text:p/>
                </draw:circle>
                <draw:rect draw:style-name="gr13" draw:text-style-name="P1" draw:layer="layout" svg:width="0.4cm" svg:height="0.4cm" svg:x="7.6cm" svg:y="15.4cm">
                  <text:p/>
                </draw:rect>
              </draw:g>
            </draw:g>
            <draw:g>
              <draw:line draw:style-name="gr23" draw:text-style-name="P1" draw:layer="layout" svg:x1="7.2cm" svg:y1="18.2cm" svg:x2="8.4cm" svg:y2="18.2cm">
                <text:p/>
              </draw:line>
              <draw:g>
                <draw:circle draw:style-name="gr12" draw:text-style-name="P1" draw:layer="layout" svg:width="0.25cm" svg:height="0.25cm" svg:x="7.075cm" svg:y="18.075cm">
                  <text:p/>
                </draw:circle>
                <draw:rect draw:style-name="gr13" draw:text-style-name="P1" draw:layer="layout" svg:width="0.4cm" svg:height="0.4cm" svg:x="7cm" svg:y="18cm">
                  <text:p/>
                </draw:rect>
              </draw:g>
            </draw:g>
            <draw:g>
              <draw:line draw:style-name="gr23" draw:text-style-name="P1" draw:layer="layout" svg:x1="7.8cm" svg:y1="17.6cm" svg:x2="9cm" svg:y2="17.6cm">
                <text:p/>
              </draw:line>
              <draw:g>
                <draw:circle draw:style-name="gr12" draw:text-style-name="P1" draw:layer="layout" svg:width="0.25cm" svg:height="0.25cm" svg:x="7.675cm" svg:y="17.475cm">
                  <text:p/>
                </draw:circle>
                <draw:rect draw:style-name="gr13" draw:text-style-name="P1" draw:layer="layout" svg:width="0.4cm" svg:height="0.4cm" svg:x="7.6cm" svg:y="17.4cm">
                  <text:p/>
                </draw:rect>
              </draw:g>
            </draw:g>
          </draw:g>
          <draw:g>
            <draw:polygon draw:style-name="gr39" draw:text-style-name="P1" draw:layer="layout" svg:width="4.999cm" svg:height="0.999cm" svg:x="8.2cm" svg:y="15cm" svg:viewBox="0 0 5000 1000" draw:points="0,1000 1000,0 5000,0 4000,1000">
              <text:p/>
            </draw:polygon>
            <draw:polygon draw:style-name="gr39" draw:text-style-name="P1" draw:layer="layout" svg:width="0.999cm" svg:height="3.799cm" svg:x="12.2cm" svg:y="15cm" svg:viewBox="0 0 1000 3800" draw:points="0,1000 1000,0 1000,2800 0,3800">
              <text:p/>
            </draw:polygon>
            <draw:rect draw:style-name="gr40" draw:text-style-name="P6" draw:layer="layout" svg:width="4cm" svg:height="2.8cm" svg:x="8.2cm" svg:y="16cm">
              <text:p/>
            </draw:rect>
          </draw:g>
          <draw:g>
            <draw:g>
              <draw:polyline draw:style-name="gr23" draw:text-style-name="P1" draw:layer="layout" svg:width="1.199cm" svg:height="0cm" svg:x="13cm" svg:y="15.6cm" svg:viewBox="0 0 1200 0" draw:points="1200,0 0,0 200,0">
                <text:p/>
              </draw:polyline>
              <draw:g>
                <draw:circle draw:style-name="gr12" draw:text-style-name="P1" draw:layer="layout" svg:width="0.25cm" svg:height="0.25cm" svg:x="14.075cm" svg:y="15.475cm">
                  <text:p/>
                </draw:circle>
                <draw:rect draw:style-name="gr13" draw:text-style-name="P1" draw:layer="layout" svg:width="0.4cm" svg:height="0.4cm" svg:x="14cm" svg:y="15.4cm">
                  <text:p/>
                </draw:rect>
              </draw:g>
            </draw:g>
            <draw:g>
              <draw:polyline draw:style-name="gr23" draw:text-style-name="P1" draw:layer="layout" svg:width="1.199cm" svg:height="0cm" svg:x="12.4cm" svg:y="16.2cm" svg:viewBox="0 0 1200 0" draw:points="1200,0 0,0 200,0">
                <text:p/>
              </draw:polyline>
              <draw:g>
                <draw:circle draw:style-name="gr12" draw:text-style-name="P1" draw:layer="layout" svg:width="0.25cm" svg:height="0.25cm" svg:x="13.475cm" svg:y="16.075cm">
                  <text:p/>
                </draw:circle>
                <draw:rect draw:style-name="gr13" draw:text-style-name="P1" draw:layer="layout" svg:width="0.4cm" svg:height="0.4cm" svg:x="13.4cm" svg:y="16cm">
                  <text:p/>
                </draw:rect>
              </draw:g>
            </draw:g>
            <draw:g>
              <draw:polyline draw:style-name="gr23" draw:text-style-name="P1" draw:layer="layout" svg:width="1.199cm" svg:height="0cm" svg:x="13cm" svg:y="17.6cm" svg:viewBox="0 0 1200 0" draw:points="1200,0 0,0 200,0">
                <text:p/>
              </draw:polyline>
              <draw:g>
                <draw:circle draw:style-name="gr12" draw:text-style-name="P1" draw:layer="layout" svg:width="0.25cm" svg:height="0.25cm" svg:x="14.075cm" svg:y="17.475cm">
                  <text:p/>
                </draw:circle>
                <draw:rect draw:style-name="gr13" draw:text-style-name="P1" draw:layer="layout" svg:width="0.4cm" svg:height="0.4cm" svg:x="14cm" svg:y="17.4cm">
                  <text:p/>
                </draw:rect>
              </draw:g>
            </draw:g>
            <draw:g>
              <draw:polyline draw:style-name="gr23" draw:text-style-name="P1" draw:layer="layout" svg:width="1.199cm" svg:height="0cm" svg:x="12.4cm" svg:y="18.2cm" svg:viewBox="0 0 1200 0" draw:points="1200,0 0,0 200,0">
                <text:p/>
              </draw:polyline>
              <draw:g>
                <draw:circle draw:style-name="gr12" draw:text-style-name="P1" draw:layer="layout" svg:width="0.25cm" svg:height="0.25cm" svg:x="13.475cm" svg:y="18.075cm">
                  <text:p/>
                </draw:circle>
                <draw:rect draw:style-name="gr13" draw:text-style-name="P1" draw:layer="layout" svg:width="0.4cm" svg:height="0.4cm" svg:x="13.4cm" svg:y="18cm">
                  <text:p/>
                </draw:rect>
              </draw:g>
            </draw:g>
          </draw:g>
        </draw:g>
        <draw:rect draw:style-name="gr37" draw:text-style-name="P1" draw:layer="layout" svg:width="2cm" svg:height="1.6cm" svg:x="10.8cm" svg:y="0.2cm">
          <text:p text:style-name="P1"><text:span text:style-name="T7"></text:span> <text:span text:style-name="T4">dt</text:span></text:p>
        </draw:rect>
        <draw:g>
          <draw:rect draw:style-name="gr4" draw:text-style-name="P1" draw:layer="layout" svg:width="2.8cm" svg:height="2cm" svg:x="13.2cm" svg:y="0.2cm">
            <text:p/>
          </draw:rect>
          <draw:line draw:style-name="gr2" draw:text-style-name="P1" draw:layer="layout" svg:x1="13.4cm" svg:y1="1.2cm" svg:x2="15.8cm" svg:y2="1.2cm">
            <text:p/>
          </draw:line>
          <draw:polyline draw:style-name="gr4" draw:text-style-name="P1" draw:layer="layout" svg:width="1.999cm" svg:height="1.199cm" svg:x="13.6cm" svg:y="0.6cm" svg:viewBox="0 0 2000 1200" draw:points="2000,0 1000,0 1000,1200 0,1200">
            <text:p/>
          </draw:polyline>
        </draw:g>
        <draw:g>
          <draw:glue-point draw:id="4" svg:x="-5cm" svg:y="3cm"/>
          <draw:glue-point draw:id="5" svg:x="5cm" svg:y="3cm"/>
          <draw:polygon draw:style-name="gr4" draw:text-style-name="P1" draw:layer="layout" svg:width="0.299cm" svg:height="0cm" svg:x="12.3cm" svg:y="3cm" svg:viewBox="0 0 300 0" draw:points="0,0 300,0">
            <text:p/>
          </draw:polygon>
          <draw:polygon draw:style-name="gr4" draw:text-style-name="P1" draw:layer="layout" svg:width="0.299cm" svg:height="0cm" svg:x="10.8cm" svg:y="3cm" svg:viewBox="0 0 300 0" draw:points="0,0 300,0">
            <text:p/>
          </draw:polygon>
          <draw:polyline draw:style-name="gr41" draw:text-style-name="P1" draw:layer="layout" svg:width="1.338cm" svg:height="0cm" draw:transform="rotate (2.6778586713349) translate (12.3000000000007cm 3.00099999999864cm)" svg:viewBox="0 0 1339 1" draw:points="0,1 1339,0 894,0">
            <text:p/>
          </draw:polyline>
          <draw:g>
            <draw:circle draw:style-name="gr12" draw:text-style-name="P1" draw:layer="layout" svg:width="0.25cm" svg:height="0.25cm" svg:x="10.975cm" svg:y="2.875cm">
              <text:p/>
            </draw:circle>
            <draw:rect draw:style-name="gr13" draw:text-style-name="P1" draw:layer="layout" svg:width="0.4cm" svg:height="0.4cm" svg:x="10.9cm" svg:y="2.8cm">
              <text:p/>
            </draw:rect>
          </draw:g>
          <draw:g>
            <draw:circle draw:style-name="gr12" draw:text-style-name="P1" draw:layer="layout" svg:width="0.25cm" svg:height="0.25cm" svg:x="12.175cm" svg:y="2.875cm">
              <text:p/>
            </draw:circle>
            <draw:rect draw:style-name="gr13" draw:text-style-name="P1" draw:layer="layout" svg:width="0.4cm" svg:height="0.4cm" svg:x="12.1cm" svg:y="2.8cm">
              <text:p/>
            </draw:rect>
          </draw:g>
          <draw:g>
            <draw:circle draw:style-name="gr42" draw:text-style-name="P1" draw:layer="layout" svg:width="1.6cm" svg:height="1.6cm" svg:x="11.5cm" svg:y="2.2cm" draw:kind="arc" draw:start-angle="110" draw:end-angle="180">
              <text:p/>
            </draw:circle>
            <draw:rect draw:style-name="gr13" draw:text-style-name="P1" draw:layer="layout" svg:width="1cm" svg:height="1cm" svg:x="11.2cm" svg:y="2.2cm">
              <text:p/>
            </draw:rect>
            <draw:circle draw:style-name="gr43" draw:text-style-name="P1" draw:layer="layout" svg:width="1.6cm" svg:height="1.6cm" svg:x="11.5cm" svg:y="2.2cm" draw:kind="arc" draw:start-angle="170" draw:end-angle="190">
              <text:p/>
            </draw:circle>
          </draw:g>
        </draw:g>
        <draw:g>
          <draw:glue-point draw:id="4" svg:x="-5cm" svg:y="3cm"/>
          <draw:glue-point draw:id="5" svg:x="5cm" svg:y="3cm"/>
          <draw:polygon draw:style-name="gr44" draw:text-style-name="P1" draw:layer="layout" svg:width="0.299cm" svg:height="0cm" svg:x="12.3cm" svg:y="4.4cm" svg:viewBox="0 0 300 0" draw:points="0,0 300,0">
            <text:p/>
          </draw:polygon>
          <draw:polygon draw:style-name="gr44" draw:text-style-name="P1" draw:layer="layout" svg:width="0.299cm" svg:height="0cm" svg:x="10.8cm" svg:y="4.4cm" svg:viewBox="0 0 300 0" draw:points="0,0 300,0">
            <text:p/>
          </draw:polygon>
          <draw:polyline draw:style-name="gr41" draw:text-style-name="P1" draw:layer="layout" svg:width="1.341cm" svg:height="-0.001cm" draw:transform="rotate (2.6778586713349) translate (12.3cm 4.4cm)" svg:viewBox="0 0 1342 0" draw:points="0,0 1342,0 894,0">
            <text:p/>
          </draw:polyline>
          <draw:g>
            <draw:circle draw:style-name="gr12" draw:text-style-name="P1" draw:layer="layout" svg:width="0.25cm" svg:height="0.25cm" svg:x="10.975cm" svg:y="4.275cm">
              <text:p/>
            </draw:circle>
            <draw:rect draw:style-name="gr13" draw:text-style-name="P1" draw:layer="layout" svg:width="0.4cm" svg:height="0.4cm" svg:x="10.9cm" svg:y="4.2cm">
              <text:p/>
            </draw:rect>
          </draw:g>
          <draw:g>
            <draw:circle draw:style-name="gr12" draw:text-style-name="P1" draw:layer="layout" svg:width="0.25cm" svg:height="0.25cm" svg:x="12.175cm" svg:y="4.275cm">
              <text:p/>
            </draw:circle>
            <draw:rect draw:style-name="gr13" draw:text-style-name="P1" draw:layer="layout" svg:width="0.4cm" svg:height="0.4cm" svg:x="12.1cm" svg:y="4.2cm">
              <text:p/>
            </draw:rect>
          </draw:g>
          <draw:g>
            <draw:circle draw:style-name="gr45" draw:text-style-name="P1" draw:layer="layout" svg:width="1.6cm" svg:height="1.6cm" svg:x="11.5cm" svg:y="3.6cm" draw:kind="arc" draw:start-angle="130" draw:end-angle="190">
              <text:p/>
            </draw:circle>
            <draw:rect draw:style-name="gr13" draw:text-style-name="P1" draw:layer="layout" svg:width="1cm" svg:height="1cm" svg:x="11.2cm" svg:y="3.6cm">
              <text:p/>
            </draw:rect>
            <draw:circle draw:style-name="gr46" draw:text-style-name="P1" draw:layer="layout" svg:width="1.6cm" svg:height="1.6cm" svg:x="11.5cm" svg:y="3.6cm" draw:kind="arc" draw:start-angle="110" draw:end-angle="130">
              <text:p/>
            </draw:circle>
          </draw:g>
        </draw:g>
        <draw:g>
          <draw:circle draw:style-name="gr12" draw:text-style-name="P1" draw:layer="layout" svg:width="0.25cm" svg:height="0.25cm" svg:x="1.875cm" svg:y="9.275cm">
            <text:p/>
          </draw:circle>
          <draw:rect draw:style-name="gr13" draw:text-style-name="P1" draw:layer="layout" svg:width="0.4cm" svg:height="0.4cm" svg:x="1.8cm" svg:y="9.2cm">
            <text:p/>
          </draw:rect>
        </draw:g>
        <draw:g>
          <draw:polyline draw:style-name="gr4" draw:text-style-name="P1" xml:id="id15" draw:id="id15" draw:layer="layout" svg:width="1.199cm" svg:height="0.399cm" draw:transform="rotate (1.5707963267949) translate (20.0000000000005cm 20.2000000000003cm)" svg:viewBox="0 0 1200 400" draw:points="100,400 0,200 100,400 300,0 500,400 700,0 900,400 1100,0 1200,200 1100,0">
            <text:p/>
          </draw:polyline>
          <draw:g xml:id="id16" draw:id="id16">
            <draw:polygon draw:style-name="gr26" draw:text-style-name="P1" draw:layer="layout" svg:width="0.799cm" svg:height="0cm" draw:transform="rotate (-1.5707963267949) translate (18.3cm 18cm)" svg:viewBox="0 0 800 0" draw:points="800,0 0,0">
              <text:p/>
            </draw:polygon>
            <draw:polygon draw:style-name="gr4" draw:text-style-name="P1" draw:layer="layout" svg:width="0.099cm" svg:height="0cm" svg:x="18.2cm" svg:y="18.4cm" svg:viewBox="0 0 100 0" draw:points="100,0 0,0">
              <text:p/>
            </draw:polygon>
            <draw:polygon draw:style-name="gr4" draw:text-style-name="P1" draw:layer="layout" svg:width="0.099cm" svg:height="0cm" svg:x="18.5cm" svg:y="18.4cm" svg:viewBox="0 0 100 0" draw:points="0,0 100,0">
              <text:p/>
            </draw:polygon>
            <draw:polygon draw:style-name="gr26" draw:text-style-name="P1" draw:layer="layout" svg:width="0.799cm" svg:height="0cm" draw:transform="rotate (-1.5707963267949) translate (18.5cm 18cm)" svg:viewBox="0 0 800 0" draw:points="800,0 0,0">
              <text:p/>
            </draw:polygon>
          </draw:g>
          <draw:g xml:id="id11" draw:id="id11">
            <draw:circle draw:style-name="gr3" draw:text-style-name="P1" draw:layer="layout" svg:width="1.2cm" svg:height="1.2cm" svg:x="16.2cm" svg:y="19cm">
              <text:p/>
            </draw:circle>
            <draw:g>
              <draw:line draw:style-name="gr2" draw:text-style-name="P1" draw:layer="layout" svg:x1="16.8cm" svg:y1="19.2cm" svg:x2="16.8cm" svg:y2="19.6cm">
                <text:p/>
              </draw:line>
              <draw:line draw:style-name="gr2" draw:text-style-name="P1" draw:layer="layout" svg:x1="16.6cm" svg:y1="19.4cm" svg:x2="17cm" svg:y2="19.4cm">
                <text:p/>
              </draw:line>
              <draw:line draw:style-name="gr2" draw:text-style-name="P1" draw:layer="layout" svg:x1="16.55cm" svg:y1="19.85cm" svg:x2="17.05cm" svg:y2="19.85cm">
                <text:p/>
              </draw:line>
            </draw:g>
          </draw:g>
          <draw:g xml:id="id10" draw:id="id10">
            <draw:polygon draw:style-name="gr17" draw:text-style-name="P1" draw:layer="layout" svg:width="0.799cm" svg:height="0cm" svg:x="16.4cm" svg:y="20.9cm" svg:viewBox="0 0 800 0" draw:points="800,0 0,0">
              <text:p/>
            </draw:polygon>
            <draw:polygon draw:style-name="gr17" draw:text-style-name="P1" draw:layer="layout" svg:width="0.499cm" svg:height="0cm" svg:x="16.55cm" svg:y="21.05cm" svg:viewBox="0 0 500 0" draw:points="500,0 0,0">
              <text:p/>
            </draw:polygon>
            <draw:polygon draw:style-name="gr17" draw:text-style-name="P1" draw:layer="layout" svg:width="0.199cm" svg:height="0cm" svg:x="16.7cm" svg:y="21.2cm" svg:viewBox="0 0 200 0" draw:points="200,0 0,0">
              <text:p/>
            </draw:polygon>
            <draw:polygon draw:style-name="gr17" draw:text-style-name="P1" draw:layer="layout" svg:width="0cm" svg:height="0.099cm" svg:x="16.8cm" svg:y="20.8cm" svg:viewBox="0 0 0 100" draw:points="0,100 0,0">
              <text:p/>
            </draw:polygon>
          </draw:g>
          <draw:connector draw:style-name="gr26" draw:text-style-name="P1" draw:layer="layout" draw:type="line" svg:x1="16.8cm" svg:y1="20.8cm" svg:x2="16.8cm" svg:y2="20.2cm" draw:start-shape="id10" draw:start-glue-point="0" draw:end-shape="id11" draw:end-glue-point="2" svg:d="M16800 20800v-600" svg:viewBox="0 0 1 601">
            <text:p/>
          </draw:connector>
          <draw:g xml:id="id12" draw:id="id12">
            <draw:polygon draw:style-name="gr17" draw:text-style-name="P1" draw:layer="layout" svg:width="0.799cm" svg:height="0cm" svg:x="18.6cm" svg:y="20.9cm" svg:viewBox="0 0 800 0" draw:points="800,0 0,0">
              <text:p/>
            </draw:polygon>
            <draw:polygon draw:style-name="gr17" draw:text-style-name="P1" draw:layer="layout" svg:width="0.499cm" svg:height="0cm" svg:x="18.75cm" svg:y="21.05cm" svg:viewBox="0 0 500 0" draw:points="500,0 0,0">
              <text:p/>
            </draw:polygon>
            <draw:polygon draw:style-name="gr17" draw:text-style-name="P1" draw:layer="layout" svg:width="0.199cm" svg:height="0cm" svg:x="18.9cm" svg:y="21.2cm" svg:viewBox="0 0 200 0" draw:points="200,0 0,0">
              <text:p/>
            </draw:polygon>
            <draw:polygon draw:style-name="gr17" draw:text-style-name="P1" draw:layer="layout" svg:width="0cm" svg:height="0.099cm" svg:x="19cm" svg:y="20.8cm" svg:viewBox="0 0 0 100" draw:points="0,100 0,0">
              <text:p/>
            </draw:polygon>
          </draw:g>
          <draw:connector draw:style-name="gr26" draw:text-style-name="P1" draw:layer="layout" draw:type="line" svg:x1="19cm" svg:y1="20.8cm" svg:x2="19cm" svg:y2="20cm" draw:start-shape="id12" draw:start-glue-point="0" draw:end-shape="id13" draw:end-glue-point="2" svg:d="M19000 20800v-800" svg:viewBox="0 0 1 801">
            <text:p/>
          </draw:connector>
          <draw:g xml:id="id14" draw:id="id14">
            <draw:polygon draw:style-name="gr17" draw:text-style-name="P1" draw:layer="layout" svg:width="0.799cm" svg:height="0cm" svg:x="19.8cm" svg:y="20.9cm" svg:viewBox="0 0 800 0" draw:points="800,0 0,0">
              <text:p/>
            </draw:polygon>
            <draw:polygon draw:style-name="gr17" draw:text-style-name="P1" draw:layer="layout" svg:width="0.499cm" svg:height="0cm" svg:x="19.95cm" svg:y="21.05cm" svg:viewBox="0 0 500 0" draw:points="500,0 0,0">
              <text:p/>
            </draw:polygon>
            <draw:polygon draw:style-name="gr17" draw:text-style-name="P1" draw:layer="layout" svg:width="0.199cm" svg:height="0cm" svg:x="20.1cm" svg:y="21.2cm" svg:viewBox="0 0 200 0" draw:points="200,0 0,0">
              <text:p/>
            </draw:polygon>
            <draw:polygon draw:style-name="gr17" draw:text-style-name="P1" draw:layer="layout" svg:width="0cm" svg:height="0.099cm" svg:x="20.2cm" svg:y="20.8cm" svg:viewBox="0 0 0 100" draw:points="0,100 0,0">
              <text:p/>
            </draw:polygon>
          </draw:g>
          <draw:connector draw:style-name="gr26" draw:text-style-name="P1" draw:layer="layout" draw:type="line" svg:x1="20.2cm" svg:y1="20.8cm" svg:x2="20.2cm" svg:y2="20.2cm" draw:start-shape="id14" draw:start-glue-point="0" draw:end-shape="id15" draw:end-glue-point="2" svg:d="M20200 20800v-600" svg:viewBox="0 0 1 601">
            <text:p/>
          </draw:connector>
          <draw:g xml:id="id13" draw:id="id13">
            <draw:polygon draw:style-name="gr4" draw:text-style-name="P1" draw:layer="layout" svg:width="0.599cm" svg:height="0.599cm" svg:x="18.7cm" svg:y="19.3cm" svg:viewBox="0 0 600 600" draw:points="0,600 300,0 600,600">
              <text:p/>
            </draw:polygon>
            <draw:polygon draw:style-name="gr4" draw:text-style-name="P1" draw:layer="layout" svg:width="0.599cm" svg:height="0cm" svg:x="18.7cm" svg:y="19.3cm" svg:viewBox="0 0 600 0" draw:points="0,0 600,0">
              <text:p/>
            </draw:polygon>
            <draw:line draw:style-name="gr27" draw:text-style-name="P1" draw:layer="layout" svg:x1="18.6cm" svg:y1="19.3cm" svg:x2="19.4cm" svg:y2="19.3cm">
              <text:p/>
            </draw:line>
            <draw:polygon draw:style-name="gr4" draw:text-style-name="P1" draw:layer="layout" svg:width="0cm" svg:height="0.099cm" svg:x="19cm" svg:y="19.2cm" svg:viewBox="0 0 0 100" draw:points="0,100 0,0">
              <text:p/>
            </draw:polygon>
            <draw:polygon draw:style-name="gr4" draw:text-style-name="P1" draw:layer="layout" svg:width="0cm" svg:height="0.099cm" svg:x="19cm" svg:y="19.9cm" svg:viewBox="0 0 0 100" draw:points="0,100 0,0">
              <text:p/>
            </draw:polygon>
          </draw:g>
          <draw:connector draw:style-name="gr26" draw:text-style-name="P1" draw:layer="layout" svg:x1="16.8cm" svg:y1="19cm" svg:x2="18.2cm" svg:y2="18.4cm" draw:start-shape="id11" draw:start-glue-point="0" draw:end-shape="id16" draw:end-glue-point="3" svg:d="M16800 19000v-600h1400" svg:viewBox="0 0 1401 601">
            <text:p/>
          </draw:connector>
          <draw:line draw:style-name="gr26" draw:text-style-name="P1" draw:layer="layout" svg:x1="18.6cm" svg:y1="18.4cm" svg:x2="21.2cm" svg:y2="18.4cm">
            <text:p/>
          </draw:line>
          <draw:g>
            <draw:circle draw:style-name="gr34" draw:text-style-name="P1" draw:layer="layout" svg:width="0.4cm" svg:height="0.4cm" svg:x="18.8cm" svg:y="18.2cm">
              <text:p/>
            </draw:circle>
            <draw:circle draw:style-name="gr6" draw:text-style-name="P1" draw:layer="layout" svg:width="0.2cm" svg:height="0.2cm" svg:x="18.9cm" svg:y="18.3cm">
              <text:p/>
            </draw:circle>
          </draw:g>
          <draw:g>
            <draw:circle draw:style-name="gr34" draw:text-style-name="P1" draw:layer="layout" svg:width="0.4cm" svg:height="0.4cm" svg:x="20cm" svg:y="18.2cm">
              <text:p/>
            </draw:circle>
            <draw:circle draw:style-name="gr6" draw:text-style-name="P1" draw:layer="layout" svg:width="0.2cm" svg:height="0.2cm" svg:x="20.1cm" svg:y="18.3cm">
              <text:p/>
            </draw:circle>
          </draw:g>
          <draw:line draw:style-name="gr26" draw:text-style-name="P1" draw:layer="layout" svg:x1="19cm" svg:y1="19.2cm" svg:x2="19cm" svg:y2="18.4cm">
            <text:p/>
          </draw:line>
          <draw:line draw:style-name="gr26" draw:text-style-name="P1" draw:layer="layout" svg:x1="20.2cm" svg:y1="19cm" svg:x2="20.2cm" svg:y2="18.4cm">
            <text:p/>
          </draw:line>
          <draw:g>
            <draw:circle draw:style-name="gr12" draw:text-style-name="P1" draw:layer="layout" svg:width="0.25cm" svg:height="0.25cm" svg:x="17.475cm" svg:y="18.275cm">
              <text:p/>
            </draw:circle>
            <draw:rect draw:style-name="gr13" draw:text-style-name="P1" draw:layer="layout" svg:width="0.4cm" svg:height="0.4cm" svg:x="17.4cm" svg:y="18.2cm">
              <text:p/>
            </draw:rect>
          </draw:g>
          <draw:g>
            <draw:circle draw:style-name="gr12" draw:text-style-name="P1" draw:layer="layout" svg:width="0.25cm" svg:height="0.25cm" svg:x="21.075cm" svg:y="18.275cm">
              <text:p/>
            </draw:circle>
            <draw:rect draw:style-name="gr13" draw:text-style-name="P1" draw:layer="layout" svg:width="0.4cm" svg:height="0.4cm" svg:x="21cm" svg:y="18.2cm">
              <text:p/>
            </draw:rect>
          </draw:g>
        </draw:g>
        <draw:g>
          <draw:circle draw:style-name="gr29" draw:text-style-name="P1" draw:layer="layout" svg:width="0.25cm" svg:height="0.25cm" svg:x="2.475cm" svg:y="9.275cm">
            <text:p/>
          </draw:circle>
          <draw:rect draw:style-name="gr13" draw:text-style-name="P1" draw:layer="layout" svg:width="0.4cm" svg:height="0.4cm" svg:x="2.4cm" svg:y="9.2cm">
            <text:p/>
          </draw:rect>
        </draw:g>
        <draw:g>
          <draw:g>
            <draw:circle draw:style-name="gr12" draw:text-style-name="P1" draw:layer="layout" svg:width="0.25cm" svg:height="0.25cm" svg:x="17.2cm" svg:y="5.275cm">
              <text:p/>
            </draw:circle>
            <draw:rect draw:style-name="gr13" draw:text-style-name="P1" draw:layer="layout" svg:width="0.4cm" svg:height="0.4cm" svg:x="17.2cm" svg:y="5.2cm">
              <text:p/>
            </draw:rect>
            <draw:polygon draw:style-name="gr41" draw:text-style-name="P1" draw:layer="layout" svg:width="0.149cm" svg:height="0cm" svg:x="17.45cm" svg:y="5.4cm" svg:viewBox="0 0 150 0" draw:points="0,0 150,0">
              <text:p/>
            </draw:polygon>
          </draw:g>
          <draw:polygon draw:style-name="gr4" draw:text-style-name="P1" draw:layer="layout" svg:width="1.199cm" svg:height="1.199cm" svg:x="16cm" svg:y="4.8cm" svg:viewBox="0 0 1200 1200" draw:points="0,0 0,1200 1200,600">
            <text:p/>
          </draw:polygon>
        </draw:g>
        <draw:g>
          <draw:polygon draw:style-name="gr4" draw:text-style-name="P1" draw:layer="layout" svg:width="1.199cm" svg:height="1.199cm" svg:x="16cm" svg:y="3.2cm" svg:viewBox="0 0 1200 1200" draw:points="0,0 0,1200 1200,600">
            <text:p/>
          </draw:polygon>
          <draw:polygon draw:style-name="gr4" draw:text-style-name="P1" draw:layer="layout" svg:width="1.199cm" svg:height="1.199cm" svg:x="16cm" svg:y="3.2cm" svg:viewBox="0 0 1200 1200" draw:points="1200,0 1200,1200 0,600">
            <text:p/>
          </draw:polygon>
          <draw:g>
            <draw:circle draw:style-name="gr12" draw:text-style-name="P1" draw:layer="layout" svg:width="0.25cm" svg:height="0.25cm" draw:transform="rotate (1.5707963267949) translate (16.475cm 3.45cm)">
              <text:p/>
            </draw:circle>
            <draw:rect draw:style-name="gr13" draw:text-style-name="P1" draw:layer="layout" svg:width="0.4cm" svg:height="0.4cm" draw:transform="rotate (1.5707963267949) translate (16.4cm 3.6cm)">
              <text:p/>
            </draw:rect>
          </draw:g>
        </draw:g>
        <draw:g>
          <draw:glue-point draw:id="4" svg:x="-5cm" svg:y="-2.5cm"/>
          <draw:glue-point draw:id="5" svg:x="-5cm" svg:y="2.5cm"/>
          <draw:path draw:style-name="gr4" draw:text-style-name="P1" draw:layer="layout" svg:width="1.999cm" svg:height="1.599cm" svg:x="18cm" svg:y="5.4cm" svg:viewBox="0 0 2000 1600" svg:d="M0 1600c100-100 200-400 200-800s-100-700-200-800c1000 0 0 0 1000 0 200 0 700 300 1000 800-300 500-800 800-1000 800-1000 0 0 0-1000 0z">
            <text:p/>
          </draw:path>
          <draw:polygon draw:style-name="gr26" draw:text-style-name="P1" draw:layer="layout" svg:width="0.149cm" svg:height="0cm" svg:x="18cm" svg:y="5.8cm" svg:viewBox="0 0 150 0" draw:points="150,0 0,0">
            <text:p/>
          </draw:polygon>
          <draw:polygon draw:style-name="gr26" draw:text-style-name="P1" draw:layer="layout" svg:width="0.149cm" svg:height="0cm" svg:x="18cm" svg:y="6.6cm" svg:viewBox="0 0 150 0" draw:points="150,0 0,0">
            <text:p/>
          </draw:polygon>
        </draw:g>
        <draw:g>
          <draw:glue-point draw:id="4" svg:x="-5cm" svg:y="-2.5cm"/>
          <draw:glue-point draw:id="5" svg:x="-5cm" svg:y="2.5cm"/>
          <draw:g>
            <draw:glue-point draw:id="4" svg:x="-5cm" svg:y="-2.5cm"/>
            <draw:glue-point draw:id="5" svg:x="-5cm" svg:y="2.5cm"/>
            <draw:path draw:style-name="gr4" draw:text-style-name="P1" draw:layer="layout" svg:width="0.199cm" svg:height="1.599cm" svg:x="17.8cm" svg:y="7.2cm" svg:viewBox="0 0 200 1600" svg:d="M200 800c0 400-100 700-200 800 100-100 200-400 200-800s-100-700-200-800c100 100 200 400 200 800z">
              <text:p/>
            </draw:path>
            <draw:polygon draw:style-name="gr26" draw:text-style-name="P1" draw:layer="layout" svg:width="0.149cm" svg:height="0cm" svg:x="17.8cm" svg:y="7.6cm" svg:viewBox="0 0 150 0" draw:points="150,0 0,0">
              <text:p/>
            </draw:polygon>
            <draw:polygon draw:style-name="gr26" draw:text-style-name="P1" draw:layer="layout" svg:width="0.149cm" svg:height="0cm" svg:x="17.8cm" svg:y="8.4cm" svg:viewBox="0 0 150 0" draw:points="150,0 0,0">
              <text:p/>
            </draw:polygon>
          </draw:g>
          <draw:path draw:style-name="gr4" draw:text-style-name="P1" draw:layer="layout" svg:width="1.999cm" svg:height="1.599cm" svg:x="18cm" svg:y="7.2cm" svg:viewBox="0 0 2000 1600" svg:d="M0 1600c100-100 200-400 200-800s-100-700-200-800c1000 0 0 0 1000 0 200 0 700 300 1000 800-300 500-800 800-1000 800-1000 0 0 0-1000 0z">
            <text:p/>
          </draw:path>
        </draw:g>
        <draw:g>
          <draw:glue-point draw:id="4" svg:x="-5cm" svg:y="-2.5cm"/>
          <draw:glue-point draw:id="5" svg:x="-5cm" svg:y="2.5cm"/>
          <draw:path draw:style-name="gr4" draw:text-style-name="P1" draw:layer="layout" svg:width="1.999cm" svg:height="1.599cm" svg:x="18cm" svg:y="3.6cm" svg:viewBox="0 0 2000 1600" svg:d="M0 1600c0-1600 0 0 0-1600 1400 0 732 0 1400 0 200 0 600 200 600 800s-400 800-600 800c-666 0 0 0-1400 0z">
            <text:p/>
          </draw:path>
          <draw:polygon draw:style-name="gr4" draw:text-style-name="P1" draw:layer="layout" svg:width="0.199cm" svg:height="0cm" svg:x="17.8cm" svg:y="4cm" svg:viewBox="0 0 200 0" draw:points="200,0 0,0">
            <text:p/>
          </draw:polygon>
          <draw:polygon draw:style-name="gr4" draw:text-style-name="P1" draw:layer="layout" svg:width="0.199cm" svg:height="0cm" svg:x="17.8cm" svg:y="4.8cm" svg:viewBox="0 0 200 0" draw:points="200,0 0,0">
            <text:p/>
          </draw:polygon>
        </draw:g>
        <draw:g>
          <draw:circle draw:style-name="gr12" draw:text-style-name="P1" draw:layer="layout" svg:width="0.25cm" svg:height="0.25cm" svg:x="15.35cm" svg:y="6.075cm">
            <text:p/>
          </draw:circle>
          <draw:rect draw:style-name="gr13" draw:text-style-name="P1" draw:layer="layout" svg:width="0.4cm" svg:height="0.4cm" svg:x="15.2cm" svg:y="6cm">
            <text:p/>
          </draw:rect>
          <draw:polygon draw:style-name="gr41" draw:text-style-name="P1" draw:layer="layout" svg:width="0.149cm" svg:height="0cm" svg:x="15.2cm" svg:y="6.2cm" svg:viewBox="0 0 150 0" draw:points="150,0 0,0">
            <text:p/>
          </draw:polygon>
        </draw:g>
        <draw:g>
          <draw:glue-point draw:id="4" svg:x="3.333cm" svg:y="-3.333cm"/>
          <draw:glue-point draw:id="5" svg:x="3.333cm" svg:y="3.333cm"/>
          <draw:g>
            <draw:circle draw:style-name="gr12" draw:text-style-name="P1" draw:layer="layout" svg:width="0.25cm" svg:height="0.25cm" svg:x="16.6cm" svg:y="7.275cm">
              <text:p/>
            </draw:circle>
            <draw:rect draw:style-name="gr13" draw:text-style-name="P1" draw:layer="layout" svg:width="0.4cm" svg:height="0.4cm" svg:x="16.6cm" svg:y="7.2cm">
              <text:p/>
            </draw:rect>
            <draw:polygon draw:style-name="gr41" draw:text-style-name="P1" draw:layer="layout" svg:width="0.149cm" svg:height="0cm" svg:x="16.85cm" svg:y="7.4cm" svg:viewBox="0 0 150 0" draw:points="0,0 150,0">
              <text:p/>
            </draw:polygon>
          </draw:g>
          <draw:polygon draw:style-name="gr4" draw:text-style-name="P1" draw:layer="layout" svg:width="1.199cm" svg:height="1.199cm" svg:x="16cm" svg:y="6.4cm" svg:viewBox="0 0 1200 1200" draw:points="0,0 0,1200 1200,600">
            <text:p/>
          </draw:polygon>
          <draw:polygon draw:style-name="gr41" draw:text-style-name="P1" draw:layer="layout" svg:width="0.599cm" svg:height="0cm" svg:x="16.4cm" svg:y="6.6cm" svg:viewBox="0 0 600 0" draw:points="0,0 600,0">
            <text:p/>
          </draw:polygon>
        </draw:g>
        <draw:g>
          <draw:glue-point draw:id="4" svg:x="-5cm" svg:y="-2.777cm"/>
          <draw:glue-point draw:id="5" svg:x="5cm" svg:y="-2.777cm"/>
          <draw:glue-point draw:id="6" svg:x="5cm" svg:y="2.777cm"/>
          <draw:glue-point draw:id="7" svg:x="-5cm" svg:y="2.777cm"/>
          <draw:rect draw:style-name="gr4" draw:text-style-name="P1" draw:layer="layout" svg:width="2.4cm" svg:height="3.6cm" svg:x="20.6cm" svg:y="4.4cm">
            <text:p/>
          </draw:rect>
          <draw:polygon draw:style-name="gr26" draw:text-style-name="P1" draw:layer="layout" svg:width="0.199cm" svg:height="0cm" svg:x="20.4cm" svg:y="5.2cm" svg:viewBox="0 0 200 0" draw:points="200,0 0,0">
            <text:p/>
          </draw:polygon>
          <draw:polyline draw:style-name="gr4" draw:text-style-name="P1" draw:layer="layout" svg:width="0.499cm" svg:height="0.599cm" svg:x="20.6cm" svg:y="6.9cm" svg:viewBox="0 0 500 600" draw:points="0,0 500,300 0,600">
            <text:p/>
          </draw:polyline>
          <draw:polygon draw:style-name="gr26" draw:text-style-name="P1" draw:layer="layout" svg:width="0.199cm" svg:height="0cm" svg:x="20.4cm" svg:y="7.2cm" svg:viewBox="0 0 200 0" draw:points="200,0 0,0">
            <text:p/>
          </draw:polygon>
          <draw:polygon draw:style-name="gr26" draw:text-style-name="P1" draw:layer="layout" svg:width="0.199cm" svg:height="0cm" svg:x="23cm" svg:y="5.2cm" svg:viewBox="0 0 200 0" draw:points="200,0 0,0">
            <text:p/>
          </draw:polygon>
          <draw:polygon draw:style-name="gr26" draw:text-style-name="P1" draw:layer="layout" svg:width="0.199cm" svg:height="0cm" svg:x="23cm" svg:y="7.2cm" svg:viewBox="0 0 200 0" draw:points="200,0 0,0">
            <text:p/>
          </draw:polygon>
          <draw:rect draw:style-name="gr47" draw:text-style-name="P7" draw:layer="layout" svg:width="0.8cm" svg:height="0.8cm" svg:x="20.6cm" svg:y="4.8cm">
            <text:p text:style-name="P2"><text:span text:style-name="T8">D</text:span></text:p>
          </draw:rect>
          <draw:rect draw:style-name="gr47" draw:text-style-name="P7" draw:layer="layout" svg:width="0.8cm" svg:height="0.8cm" svg:x="22.2cm" svg:y="4.8cm">
            <text:p text:style-name="P2"><text:span text:style-name="T8">Q</text:span></text:p>
          </draw:rect>
          <draw:g>
            <draw:rect draw:style-name="gr47" draw:text-style-name="P7" draw:layer="layout" svg:width="0.8cm" svg:height="0.8cm" svg:x="22.2cm" svg:y="6.8cm">
              <text:p text:style-name="P2"><text:span text:style-name="T8">Q</text:span></text:p>
            </draw:rect>
            <draw:polygon draw:style-name="gr48" draw:text-style-name="P1" draw:layer="layout" svg:width="0.399cm" svg:height="0cm" svg:x="22.4cm" svg:y="6.9cm" svg:viewBox="0 0 400 0" draw:points="0,0 400,0">
              <text:p/>
            </draw:polygon>
          </draw:g>
        </draw:g>
        <draw:g>
          <draw:glue-point draw:id="4" svg:x="5cm" svg:y="-0.714cm"/>
          <draw:glue-point draw:id="5" svg:x="-5cm" svg:y="-0.714cm"/>
          <draw:glue-point draw:id="6" svg:x="0cm" svg:y="5cm"/>
          <draw:polygon draw:style-name="gr4" draw:text-style-name="P1" draw:layer="layout" svg:width="1.199cm" svg:height="1.199cm" svg:x="16cm" svg:y="8cm" svg:viewBox="0 0 1200 1200" draw:points="0,0 0,1200 1200,600">
            <text:p/>
          </draw:polygon>
          <draw:polygon draw:style-name="gr49" draw:text-style-name="P1" draw:layer="layout" svg:width="0.199cm" svg:height="0.299cm" svg:x="16.5cm" svg:y="8.9cm" svg:viewBox="0 0 200 300" draw:points="100,0 0,300 200,300">
            <text:p/>
          </draw:polygon>
          <draw:polygon draw:style-name="gr4" draw:text-style-name="P1" draw:layer="layout" svg:width="0cm" svg:height="0.299cm" svg:x="16.6cm" svg:y="9.1cm" svg:viewBox="0 0 0 300" draw:points="0,0 0,300">
            <text:p/>
          </draw:polygon>
        </draw:g>
        <draw:g>
          <draw:polyline draw:style-name="gr50" draw:text-style-name="P1" draw:layer="layout" svg:width="0.399cm" svg:height="0.199cm" svg:x="5cm" svg:y="11.6cm" svg:viewBox="0 0 400 200" draw:points="200,0 0,200 200,0 200,200 400,0">
            <text:p/>
          </draw:polyline>
          <draw:line draw:style-name="gr51" draw:text-style-name="P1" draw:layer="layout" svg:x1="5.4cm" svg:y1="11.6cm" svg:x2="5.6cm" svg:y2="11.4cm">
            <text:p/>
          </draw:line>
        </draw:g>
        <draw:g>
          <draw:glue-point draw:id="4" svg:x="5cm" svg:y="-5cm"/>
          <draw:glue-point draw:id="5" svg:x="5cm" svg:y="5cm"/>
          <draw:glue-point draw:id="6" svg:x="-5cm" svg:y="1.666cm"/>
          <draw:polygon draw:style-name="gr26" draw:text-style-name="P1" draw:layer="layout" svg:width="0.499cm" svg:height="0cm" draw:transform="rotate (-1.5707963267949) translate (6.8cm 9.75cm)" svg:viewBox="0 0 500 0" draw:points="500,0 0,0">
            <text:p/>
          </draw:polygon>
          <draw:polyline draw:style-name="gr26" draw:text-style-name="P1" draw:layer="layout" svg:width="0.399cm" svg:height="0cm" svg:x="7.2cm" svg:y="10cm" svg:viewBox="0 0 400 0" draw:points="0,0 400,0 300,0">
            <text:p/>
          </draw:polyline>
          <draw:polygon draw:style-name="gr29" draw:text-style-name="P1" draw:layer="layout" svg:width="0.299cm" svg:height="0.299cm" svg:x="7.05cm" svg:y="9.85cm" svg:viewBox="0 0 300 300" draw:points="300,300 300,0 0,150">
            <text:p/>
          </draw:polygon>
          <draw:polyline draw:style-name="gr26" draw:text-style-name="P1" draw:layer="layout" svg:width="0.599cm" svg:height="0.199cm" svg:x="7cm" svg:y="10.4cm" svg:viewBox="0 0 600 200" draw:points="0,0 600,0 600,200 600,100">
            <text:p/>
          </draw:polyline>
          <draw:polyline draw:style-name="gr26" draw:text-style-name="P1" draw:layer="layout" svg:width="0.599cm" svg:height="0.199cm" svg:x="7cm" svg:y="9.4cm" svg:viewBox="0 0 600 200" draw:points="0,200 600,200 600,0 600,100">
            <text:p/>
          </draw:polyline>
          <draw:g>
            <draw:polygon draw:style-name="gr26" draw:text-style-name="P1" draw:layer="layout" svg:width="0.299cm" svg:height="0cm" draw:transform="rotate (-1.5707963267949) translate (7cm 9.4cm)" svg:viewBox="0 0 300 0" draw:points="300,0 0,0">
              <text:p/>
            </draw:polygon>
            <draw:polygon draw:style-name="gr26" draw:text-style-name="P1" draw:layer="layout" svg:width="0.299cm" svg:height="0cm" draw:transform="rotate (-1.5707963267949) translate (7cm 10.3cm)" svg:viewBox="0 0 300 0" draw:points="300,0 0,0">
              <text:p/>
            </draw:polygon>
            <draw:polygon draw:style-name="gr26" draw:text-style-name="P1" draw:layer="layout" svg:width="0.299cm" svg:height="0cm" draw:transform="rotate (-1.5707963267949) translate (7cm 9.85cm)" svg:viewBox="0 0 300 0" draw:points="300,0 0,0">
              <text:p/>
            </draw:polygon>
          </draw:g>
        </draw:g>
        <draw:g>
          <draw:glue-point draw:id="4" svg:x="5cm" svg:y="-5cm"/>
          <draw:glue-point draw:id="5" svg:x="5cm" svg:y="5cm"/>
          <draw:glue-point draw:id="6" svg:x="-5cm" svg:y="-1.666cm"/>
          <draw:polygon draw:style-name="gr26" draw:text-style-name="P1" draw:layer="layout" svg:width="0.499cm" svg:height="0cm" draw:transform="rotate (-1.5707963267949) translate (6.8cm 11.35cm)" svg:viewBox="0 0 500 0" draw:points="500,0 0,0">
            <text:p/>
          </draw:polygon>
          <draw:polyline draw:style-name="gr26" draw:text-style-name="P1" draw:layer="layout" svg:width="0.599cm" svg:height="0.199cm" svg:x="7cm" svg:y="12cm" svg:viewBox="0 0 600 200" draw:points="0,0 600,0 600,200 600,100">
            <text:p/>
          </draw:polyline>
          <draw:polyline draw:style-name="gr26" draw:text-style-name="P1" draw:layer="layout" svg:width="0.599cm" svg:height="0.199cm" svg:x="7cm" svg:y="11cm" svg:viewBox="0 0 600 200" draw:points="0,200 600,200 600,0 600,100">
            <text:p/>
          </draw:polyline>
          <draw:g>
            <draw:polygon draw:style-name="gr26" draw:text-style-name="P1" draw:layer="layout" svg:width="0.299cm" svg:height="0cm" draw:transform="rotate (-1.5707963267949) translate (7cm 11cm)" svg:viewBox="0 0 300 0" draw:points="300,0 0,0">
              <text:p/>
            </draw:polygon>
            <draw:polygon draw:style-name="gr26" draw:text-style-name="P1" draw:layer="layout" svg:width="0.299cm" svg:height="0cm" draw:transform="rotate (-1.5707963267949) translate (7cm 11.9cm)" svg:viewBox="0 0 300 0" draw:points="300,0 0,0">
              <text:p/>
            </draw:polygon>
            <draw:polygon draw:style-name="gr26" draw:text-style-name="P1" draw:layer="layout" svg:width="0.299cm" svg:height="0cm" draw:transform="rotate (-1.5707963267949) translate (7cm 11.45cm)" svg:viewBox="0 0 300 0" draw:points="300,0 0,0">
              <text:p/>
            </draw:polygon>
          </draw:g>
          <draw:line draw:style-name="gr26" draw:text-style-name="P1" draw:layer="layout" svg:x1="7cm" svg:y1="11.6cm" svg:x2="7.4cm" svg:y2="11.6cm">
            <text:p/>
          </draw:line>
          <draw:polygon draw:style-name="gr29" draw:text-style-name="P1" draw:layer="layout" svg:width="0.299cm" svg:height="0.299cm" svg:x="7.3cm" svg:y="11.45cm" svg:viewBox="0 0 300 300" draw:points="0,300 0,0 300,150">
            <text:p/>
          </draw:polygon>
        </draw:g>
        <draw:g>
          <draw:glue-point draw:id="4" svg:x="5cm" svg:y="-5cm"/>
          <draw:glue-point draw:id="5" svg:x="5cm" svg:y="5cm"/>
          <draw:glue-point draw:id="6" svg:x="-5cm" svg:y="1.666cm"/>
          <draw:polygon draw:style-name="gr26" draw:text-style-name="P1" draw:layer="layout" svg:width="0.499cm" svg:height="0cm" draw:transform="rotate (-1.5707963267949) translate (10.4cm 9.75cm)" svg:viewBox="0 0 500 0" draw:points="500,0 0,0">
            <text:p/>
          </draw:polygon>
          <draw:polyline draw:style-name="gr26" draw:text-style-name="P1" draw:layer="layout" svg:width="0.399cm" svg:height="0cm" svg:x="10.8cm" svg:y="10cm" svg:viewBox="0 0 400 0" draw:points="0,0 400,0 300,0">
            <text:p/>
          </draw:polyline>
          <draw:polygon draw:style-name="gr29" draw:text-style-name="P1" draw:layer="layout" svg:width="0.299cm" svg:height="0.299cm" svg:x="10.65cm" svg:y="9.85cm" svg:viewBox="0 0 300 300" draw:points="300,300 300,0 0,150">
            <text:p/>
          </draw:polygon>
          <draw:polyline draw:style-name="gr26" draw:text-style-name="P1" draw:layer="layout" svg:width="0.599cm" svg:height="0.199cm" svg:x="10.6cm" svg:y="10.4cm" svg:viewBox="0 0 600 200" draw:points="0,0 600,0 600,200 600,100">
            <text:p/>
          </draw:polyline>
          <draw:polyline draw:style-name="gr26" draw:text-style-name="P1" draw:layer="layout" svg:width="0.599cm" svg:height="0.199cm" svg:x="10.6cm" svg:y="9.4cm" svg:viewBox="0 0 600 200" draw:points="0,200 600,200 600,0 600,100">
            <text:p/>
          </draw:polyline>
          <draw:polygon draw:style-name="gr26" draw:text-style-name="P1" draw:layer="layout" svg:width="1.199cm" svg:height="0cm" draw:transform="rotate (-1.5707963267949) translate (10.6cm 9.4cm)" svg:viewBox="0 0 1200 0" draw:points="1200,0 0,0">
            <text:p/>
          </draw:polygon>
        </draw:g>
        <draw:g>
          <draw:glue-point draw:id="4" svg:x="5cm" svg:y="-5cm"/>
          <draw:glue-point draw:id="5" svg:x="5cm" svg:y="5cm"/>
          <draw:glue-point draw:id="6" svg:x="-5cm" svg:y="-1.666cm"/>
          <draw:polygon draw:style-name="gr26" draw:text-style-name="P1" draw:layer="layout" svg:width="0.499cm" svg:height="0cm" draw:transform="rotate (-1.5707963267949) translate (10.4cm 11.35cm)" svg:viewBox="0 0 500 0" draw:points="500,0 0,0">
            <text:p/>
          </draw:polygon>
          <draw:polyline draw:style-name="gr26" draw:text-style-name="P1" draw:layer="layout" svg:width="0.599cm" svg:height="0.199cm" svg:x="10.6cm" svg:y="12cm" svg:viewBox="0 0 600 200" draw:points="0,0 600,0 600,200 600,100">
            <text:p/>
          </draw:polyline>
          <draw:polyline draw:style-name="gr26" draw:text-style-name="P1" draw:layer="layout" svg:width="0.599cm" svg:height="0.199cm" svg:x="10.6cm" svg:y="11cm" svg:viewBox="0 0 600 200" draw:points="0,200 600,200 600,0 600,100">
            <text:p/>
          </draw:polyline>
          <draw:polygon draw:style-name="gr26" draw:text-style-name="P1" draw:layer="layout" svg:width="1.199cm" svg:height="0cm" draw:transform="rotate (-1.5707963267949) translate (10.6cm 11cm)" svg:viewBox="0 0 1200 0" draw:points="1200,0 0,0">
            <text:p/>
          </draw:polygon>
          <draw:line draw:style-name="gr26" draw:text-style-name="P1" draw:layer="layout" svg:x1="10.6cm" svg:y1="11.6cm" svg:x2="11cm" svg:y2="11.6cm">
            <text:p/>
          </draw:line>
          <draw:polygon draw:style-name="gr29" draw:text-style-name="P1" draw:layer="layout" svg:width="0.299cm" svg:height="0.299cm" svg:x="10.9cm" svg:y="11.45cm" svg:viewBox="0 0 300 300" draw:points="0,300 0,0 300,150">
            <text:p/>
          </draw:polygon>
        </draw:g>
        <draw:g>
          <draw:glue-point draw:id="4" svg:x="5cm" svg:y="-5cm"/>
          <draw:glue-point draw:id="5" svg:x="5cm" svg:y="5cm"/>
          <draw:polygon draw:style-name="gr26" draw:text-style-name="P1" draw:layer="layout" svg:width="1.199cm" svg:height="0cm" draw:transform="rotate (-1.5707963267949) translate (12cm 9.4cm)" svg:viewBox="0 0 1200 0" draw:points="1200,0 0,0">
            <text:p/>
          </draw:polygon>
          <draw:line draw:style-name="gr26" draw:text-style-name="P1" draw:layer="layout" svg:x1="12cm" svg:y1="10.4cm" svg:x2="12.4cm" svg:y2="10.4cm">
            <text:p/>
          </draw:line>
          <draw:polygon draw:style-name="gr26" draw:text-style-name="P1" draw:layer="layout" svg:width="0.499cm" svg:height="0cm" draw:transform="rotate (-1.5707963267949) translate (11.8cm 9.75cm)" svg:viewBox="0 0 500 0" draw:points="500,0 0,0">
            <text:p/>
          </draw:polygon>
          <draw:polyline draw:style-name="gr26" draw:text-style-name="P1" draw:layer="layout" svg:width="0.599cm" svg:height="0.199cm" svg:x="12cm" svg:y="9.4cm" svg:viewBox="0 0 600 200" draw:points="0,200 600,200 600,0 600,100">
            <text:p/>
          </draw:polyline>
          <draw:polygon draw:style-name="gr29" draw:text-style-name="P1" draw:layer="layout" svg:width="0.299cm" svg:height="0.299cm" svg:x="12.3cm" svg:y="10.25cm" svg:viewBox="0 0 300 300" draw:points="0,300 0,0 300,150">
            <text:p/>
          </draw:polygon>
          <draw:polyline draw:style-name="gr26" draw:text-style-name="P1" draw:layer="layout" svg:width="0.199cm" svg:height="0cm" draw:transform="rotate (1.5707963267949) translate (12.6cm 10.6cm)" svg:viewBox="0 0 200 0" draw:points="100,0 0,0 200,0">
            <text:p/>
          </draw:polyline>
          <draw:rect draw:style-name="gr52" draw:text-style-name="P1" draw:layer="layout" svg:width="0.15cm" svg:height="0.8cm" svg:x="12cm" svg:y="9.6cm">
            <text:p/>
          </draw:rect>
        </draw:g>
        <draw:g>
          <draw:glue-point draw:id="4" svg:x="5cm" svg:y="-5cm"/>
          <draw:glue-point draw:id="5" svg:x="5cm" svg:y="5cm"/>
          <draw:polygon draw:style-name="gr26" draw:text-style-name="P1" draw:layer="layout" svg:width="1.199cm" svg:height="0cm" draw:transform="rotate (-1.5707963267949) translate (12cm 11cm)" svg:viewBox="0 0 1200 0" draw:points="1200,0 0,0">
            <text:p/>
          </draw:polygon>
          <draw:polygon draw:style-name="gr26" draw:text-style-name="P1" draw:layer="layout" svg:width="0.499cm" svg:height="0cm" draw:transform="rotate (-1.5707963267949) translate (11.8cm 11.35cm)" svg:viewBox="0 0 500 0" draw:points="500,0 0,0">
            <text:p/>
          </draw:polygon>
          <draw:polyline draw:style-name="gr26" draw:text-style-name="P1" draw:layer="layout" svg:width="0.399cm" svg:height="0.199cm" svg:x="12.2cm" svg:y="11cm" svg:viewBox="0 0 400 200" draw:points="0,200 400,200 400,0 400,100">
            <text:p/>
          </draw:polyline>
          <draw:polygon draw:style-name="gr29" draw:text-style-name="P1" draw:layer="layout" svg:width="0.299cm" svg:height="0.299cm" svg:x="12.05cm" svg:y="11.05cm" svg:viewBox="0 0 300 300" draw:points="300,300 300,0 0,150">
            <text:p/>
          </draw:polygon>
          <draw:polyline draw:style-name="gr26" draw:text-style-name="P1" draw:layer="layout" svg:width="0.599cm" svg:height="0.199cm" svg:x="12cm" svg:y="12cm" svg:viewBox="0 0 600 200" draw:points="0,0 600,0 600,200 600,100">
            <text:p/>
          </draw:polyline>
          <draw:rect draw:style-name="gr52" draw:text-style-name="P1" draw:layer="layout" svg:width="0.15cm" svg:height="0.8cm" svg:x="12cm" svg:y="11.2cm">
            <text:p/>
          </draw:rect>
        </draw:g>
        <draw:g>
          <draw:rect draw:style-name="gr53" draw:text-style-name="P1" draw:layer="layout" svg:width="0.4cm" svg:height="0.2cm" svg:x="2.2cm" svg:y="8.8cm">
            <text:p/>
          </draw:rect>
          <draw:path draw:style-name="gr4" draw:text-style-name="P1" draw:layer="layout" svg:width="0.399cm" svg:height="0.149cm" svg:x="2.2cm" svg:y="8.85cm" svg:viewBox="0 0 400 150" svg:d="M50 150h-50 50c0-82 68-150 150-150s150 68 150 150h50-50">
            <text:p/>
          </draw:path>
        </draw:g>
      </draw:page>
      <draw:page draw:name="Tips" draw:style-name="dp1" draw:master-page-name="Default">
        <draw:frame draw:style-name="gr54" draw:text-style-name="P4" draw:layer="layout" svg:width="27.6cm" svg:height="21.2cm" svg:x="0.2cm" svg:y="0.2cm">
          <draw:text-box>
            <text:p text:style-name="P4">Suggested Configuration for Snap Grid &amp; Styles (LibreOffice 4.2):</text:p>
            <text:list text:style-name="L2">
              <text:list-item>
                <text:p text:style-name="P4">Create a new drawing.</text:p>
              </text:list-item>
              <text:list-item>
                <text:p text:style-name="P4">In Tools|Options...|LibreOffice Draw|General:</text:p>
              </text:list-item>
            </text:list>
            <text:list text:style-name="L3">
              <text:list-item>
                <text:list>
                  <text:list-item>
                    <text:p text:style-name="P4">Set “Unit of measurement” = “Millimeter”.</text:p>
                  </text:list-item>
                </text:list>
              </text:list-item>
            </text:list>
            <text:list text:style-name="L4">
              <text:list-item>
                <text:p text:style-name="P4">In Tools|Options...|LibreOffice Draw|Grid:</text:p>
              </text:list-item>
            </text:list>
            <text:list text:style-name="L3">
              <text:list-item>
                <text:list>
                  <text:list-item>
                    <text:p text:style-name="P4">Select “Snap to grid” &amp; “Visible grid”.</text:p>
                  </text:list-item>
                  <text:list-item>
                    <text:p text:style-name="P4">Set “Resolution” (H&amp;V) = 10mm (coarse resolution).</text:p>
                  </text:list-item>
                  <text:list-item>
                    <text:p text:style-name="P4">Set “Subdivision” (H&amp;V) = 5 (Target: 2mm fine resolution).</text:p>
                  </text:list-item>
                  <text:list-item>
                    <text:p text:style-name="P4">“Snap” → Select nothing.</text:p>
                  </text:list-item>
                  <text:list-item>
                    <text:p text:style-name="P4">“Snap position” → Only check “When rotating” - set to 90deg.</text:p>
                  </text:list-item>
                </text:list>
              </text:list-item>
            </text:list>
            <text:list text:style-name="L5">
              <text:list-item>
                <text:p text:style-name="P4">In Format|Styles and Formatting:</text:p>
              </text:list-item>
            </text:list>
            <text:list text:style-name="L6">
              <text:list-item>
                <text:list>
                  <text:list-item>
                    <text:p text:style-name="P4">Right-click on “Default” &amp; click on “Modify”.</text:p>
                  </text:list-item>
                  <text:list-item>
                    <text:p text:style-name="P4">Set “Width” = 1mm.</text:p>
                  </text:list-item>
                </text:list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Bats" svg:font-family="StarBats" style:font-adornments="Regular" style:font-pitch="variable" style:font-charset="x-symbol"/>
    <style:font-face style:name="StarSymbol1" svg:font-family="StarSymbol" style:font-adornments="Regular" style:font-pitch="variable" style:font-charset="x-symbol"/>
    <style:font-face style:name="Symbol" svg:font-family="Symbol" style:font-pitch="variable" style:font-charset="x-symbol"/>
    <style:font-face style:name="Times New Roman1" svg:font-family="'Times New Roman'" style:font-adornments="Regular" style:font-family-generic="roman"/>
    <style:font-face style:name="StarSymbol" svg:font-family="StarSymbol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horndale1" svg:font-family="Thorndale" style:font-family-generic="roman" style:font-pitch="variable"/>
    <style:font-face style:name="Thorndale" svg:font-family="Thorndale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Fixed_29_" draw:display-name="Dashed (Fixed)" draw:style="rect" draw:dots1="1" draw:dots1-length="0.2cm" draw:distance="0.2cm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forge </meta:initial-creator>
    <meta:creation-date>2016-09-21T23:31:23.589617389</meta:creation-date>
    <meta:generator>LibreOffice/4.2.8.2$Linux_X86_64 LibreOffice_project/420m0$Build-2</meta:generator>
    <dc:date>2016-09-22T00:01:26.283868843</dc:date>
    <dc:creator>laforge </dc:creator>
    <meta:editing-duration>PT23M10S</meta:editing-duration>
    <meta:editing-cycles>19</meta:editing-cycles>
    <meta:document-statistic meta:object-count="601"/>
  </office:meta>
</office:document-meta>
</file>